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8*"/>
    </style:style>
    <style:style style:name="Tableau1.B" style:family="table-column">
      <style:table-column-properties style:column-width="12.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5.7cm" table:align="margins"/>
    </style:style>
    <style:style style:name="Tableau3.A" style:family="table-column">
      <style:table-column-properties style:column-width="25.7cm" style:rel-column-width="65535*"/>
    </style:style>
    <style:style style:name="Tableau3.A1" style:family="table-cell">
      <style:table-cell-properties fo:padding="0.097cm" fo:border="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0.05pt solid #000000"/>
    </style:style>
    <style:style style:name="Tableau2.B1" style:family="table-cell">
      <style:table-cell-properties fo:padding="0.097cm" fo:border-left="none" fo:border-right="0.05pt solid #000000" fo:border-top="0.05pt solid #000000" fo:border-bottom="0.05pt solid #000000"/>
    </style:style>
    <style:style style:name="Tableau7" style:family="table">
      <style:table-properties style:width="25.7cm" table:align="margins"/>
    </style:style>
    <style:style style:name="Tableau7.A" style:family="table-column">
      <style:table-column-properties style:column-width="12.85cm" style:rel-column-width="32768*"/>
    </style:style>
    <style:style style:name="Tableau7.B" style:family="table-column">
      <style:table-column-properties style:column-width="12.85cm" style:rel-column-width="32767*"/>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8" style:family="table">
      <style:table-properties style:width="25.7cm" table:align="margins"/>
    </style:style>
    <style:style style:name="Tableau8.A" style:family="table-column">
      <style:table-column-properties style:column-width="12.85cm" style:rel-column-width="32768*"/>
    </style:style>
    <style:style style:name="Tableau8.B" style:family="table-column">
      <style:table-column-properties style:column-width="12.85cm" style:rel-column-width="32767*"/>
    </style:style>
    <style:style style:name="Tableau8.A1" style:family="table-cell">
      <style:table-cell-properties fo:padding="0.097cm" fo:border="0.05pt solid #000000"/>
    </style:style>
    <style:style style:name="Tableau8.B1" style:family="table-cell">
      <style:table-cell-properties fo:padding="0.097cm" fo:border-left="none" fo:border-right="0.05pt solid #000000" fo:border-top="0.05pt solid #000000" fo:border-bottom="0.05pt solid #000000"/>
    </style:style>
    <style:style style:name="Tableau5" style:family="table">
      <style:table-properties style:width="25.7cm" table:align="margins"/>
    </style:style>
    <style:style style:name="Tableau5.A" style:family="table-column">
      <style:table-column-properties style:column-width="12.85cm" style:rel-column-width="32768*"/>
    </style:style>
    <style:style style:name="Tableau5.B" style:family="table-column">
      <style:table-column-properties style:column-width="12.85cm" style:rel-column-width="32767*"/>
    </style:style>
    <style:style style:name="Tableau5.A1" style:family="table-cell">
      <style:table-cell-properties fo:padding="0.097cm" fo:border="0.05pt solid #000000"/>
    </style:style>
    <style:style style:name="Tableau5.B1" style:family="table-cell">
      <style:table-cell-properties fo:padding="0.097cm" fo:border-left="none" fo:border-right="0.05pt solid #000000" fo:border-top="0.05pt solid #000000" fo:border-bottom="0.05pt solid #000000"/>
    </style:style>
    <style:style style:name="Tableau6" style:family="table">
      <style:table-properties style:width="25.7cm" table:align="margins"/>
    </style:style>
    <style:style style:name="Tableau6.A" style:family="table-column">
      <style:table-column-properties style:column-width="12.85cm" style:rel-column-width="32768*"/>
    </style:style>
    <style:style style:name="Tableau6.B" style:family="table-column">
      <style:table-column-properties style:column-width="12.85cm" style:rel-column-width="32767*"/>
    </style:style>
    <style:style style:name="Tableau6.A1" style:family="table-cell">
      <style:table-cell-properties fo:padding="0.097cm" fo:border="0.05pt solid #000000"/>
    </style:style>
    <style:style style:name="Tableau6.B1" style:family="table-cell">
      <style:table-cell-properties fo:padding="0.097cm" fo:border-left="none" fo:border-right="0.05pt solid #000000" fo:border-top="0.05pt solid #000000"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size="10pt" style:font-size-asian="8.75pt" style:font-size-complex="10pt"/>
    </style:style>
    <style:style style:name="P3" style:family="paragraph" style:parent-style-name="Table_20_Contents">
      <style:paragraph-properties fo:text-align="center" style:justify-single-word="false"/>
      <style:text-properties style:font-name="Courier 10 Pitch" fo:font-size="10pt" style:font-size-asian="8.75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style:font-name="Times New Roman" fo:font-size="10pt" style:font-name-asian="Monospace" style:font-size-asian="10pt" style:font-name-complex="Monospace" style:font-size-complex="10pt"/>
    </style:style>
    <style:style style:name="P7" style:family="paragraph" style:parent-style-name="Standard">
      <style:paragraph-properties fo:text-align="center" style:justify-single-word="false"/>
      <style:text-properties style:font-name="Courier 10 Pitch" fo:font-size="10pt" style:font-name-asian="Monospace" style:font-size-asian="10pt" style:font-name-complex="Monospace" style:font-size-complex="10pt"/>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9" style:family="paragraph" style:parent-style-name="Standard">
      <style:paragraph-properties fo:margin-left="0cm" fo:margin-right="0cm" fo:text-align="start" style:justify-single-word="false" fo:text-indent="0cm" style:auto-text-indent="false">
        <style:tab-stops/>
      </style:paragraph-properties>
    </style:style>
    <style:style style:name="P10" style:family="paragraph" style:parent-style-name="Standard">
      <style:paragraph-properties fo:margin-left="0cm" fo:margin-right="8.52cm" fo:text-align="start" style:justify-single-word="false" fo:text-indent="0cm" style:auto-text-indent="false"/>
    </style:style>
    <style:style style:name="P11" style:family="paragraph" style:parent-style-name="Standard">
      <style:paragraph-properties fo:margin-left="0cm" fo:margin-right="0.053cm" fo:text-align="start" style:justify-single-word="false" fo:text-indent="0cm" style:auto-text-indent="false"/>
    </style:style>
    <style:style style:name="P12" style:family="paragraph" style:parent-style-name="Table_20_Contents">
      <style:paragraph-properties fo:margin-left="0.009cm" fo:margin-right="-0.071cm" fo:text-align="start" style:justify-single-word="false" fo:text-indent="0cm" style:auto-text-indent="false"/>
      <style:text-properties style:font-name="Courier 10 Pitch" fo:font-size="10.5pt" style:font-size-asian="10.5pt" style:font-size-complex="10.5pt"/>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font-name="DejaVu Sans Mono" fo:font-size="8pt" style:font-name-asian="Monospace" style:font-size-asian="8pt" style:font-name-complex="Monospace" style:font-size-complex="8pt"/>
    </style:style>
    <style:style style:name="P15" style:family="paragraph" style:parent-style-name="Standard">
      <style:paragraph-properties fo:text-align="justify" style:justify-single-word="false"/>
    </style:style>
    <style:style style:name="P16" style:family="paragraph" style:parent-style-name="Standard" style:list-style-name="L1">
      <style:paragraph-properties fo:margin-left="0cm" fo:margin-right="0cm" fo:text-align="start" style:justify-single-word="false" fo:text-indent="0cm" style:auto-text-indent="false">
        <style:tab-stops/>
      </style:paragraph-properties>
      <style:text-properties fo:font-style="italic" style:text-underline-style="solid" style:text-underline-width="auto" style:text-underline-color="font-color" style:font-style-asian="italic" style:font-style-complex="italic"/>
    </style:style>
    <style:style style:name="P17" style:family="paragraph" style:parent-style-name="Standard" style:list-style-name="L3">
      <style:paragraph-properties fo:margin-left="0cm" fo:margin-right="0cm" fo:text-align="start" style:justify-single-word="false" fo:text-indent="0cm" style:auto-text-indent="false">
        <style:tab-stops/>
      </style:paragraph-properties>
    </style:style>
    <style:style style:name="P18" style:family="paragraph" style:parent-style-name="Standard" style:list-style-name="L4">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 fo:font-size="8pt" style:font-name-asian="Monospace" style:font-size-asian="8pt" style:font-name-complex="Monospace"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181615" style:font-name="DejaVu Sans Mono" fo:font-size="8pt" style:font-name-asian="Monospace" style:font-size-asian="8pt" style:font-name-complex="Monospace"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5fbf" style:font-name="DejaVu Sans Mono" fo:font-size="8pt" style:font-name-asian="Monospace" style:font-size-asian="8pt" style:font-name-complex="Monospace"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DejaVu Sans Mono" fo:font-size="8pt" style:font-name-asian="Monospace" style:font-size-asian="8pt" style:font-name-complex="Monospace"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DejaVu Sans Mono" fo:font-size="8pt" style:font-size-asian="8pt" style:font-size-complex="8pt"/>
    </style:style>
    <style:style style:name="P24" style:family="paragraph" style:parent-style-name="Standard" style:list-style-name="L2">
      <style:paragraph-properties fo:margin-left="-0.026cm" fo:margin-right="0cm" fo:text-align="start" style:justify-single-word="false" fo:text-indent="-0.026cm" style:auto-text-indent="false">
        <style:tab-stops/>
      </style:paragraph-properties>
    </style:style>
    <style:style style:name="P25" style:family="paragraph" style:parent-style-name="Standard">
      <style:paragraph-properties fo:margin-left="0cm" fo:margin-right="12.859cm" fo:text-align="justify" style:justify-single-word="false" fo:text-indent="0cm" style:auto-text-indent="false"/>
    </style:style>
    <style:style style:name="P26" style:family="paragraph" style:parent-style-name="Standard">
      <style:paragraph-properties fo:margin-left="0cm" fo:margin-right="12.859cm" fo:text-align="start" style:justify-single-word="false" fo:text-indent="0cm" style:auto-text-indent="false"/>
    </style:style>
    <style:style style:name="P27" style:family="paragraph" style:parent-style-name="Table_20_Contents">
      <style:paragraph-properties fo:text-align="start" style:justify-single-word="false" fo:background-color="#ff3333">
        <style:background-image/>
      </style:paragraph-properties>
      <style:text-properties style:font-name="DejaVu Sans Mono" fo:font-size="8pt" style:font-size-asian="8pt" style:font-size-complex="8pt"/>
    </style:style>
    <style:style style:name="P28" style:family="paragraph" style:parent-style-name="Table_20_Contents">
      <style:paragraph-properties fo:text-align="start" style:justify-single-word="false" fo:background-color="#00b8ff">
        <style:background-image/>
      </style:paragraph-properties>
      <style:text-properties style:font-name="DejaVu Sans Mono" fo:font-size="8pt" style:font-size-asian="8pt" style:font-size-complex="8pt"/>
    </style:style>
    <style:style style:name="P29" style:family="paragraph" style:parent-style-name="Table_20_Contents">
      <style:paragraph-properties fo:text-align="start" style:justify-single-word="false" fo:background-color="#33cc66">
        <style:background-image/>
      </style:paragraph-properties>
      <style:text-properties style:font-name="DejaVu Sans Mono" fo:font-size="8pt" style:font-size-asian="8pt" style:font-size-complex="8pt"/>
    </style:style>
    <style:style style:name="P30" style:family="paragraph" style:parent-style-name="Table_20_Contents">
      <style:paragraph-properties fo:text-align="start" style:justify-single-word="false" fo:background-color="transparent">
        <style:background-image/>
      </style:paragraph-properties>
      <style:text-properties style:font-name="DejaVu Sans Mono" fo:font-size="8pt" style:font-size-asian="8pt" style:font-size-complex="8pt"/>
    </style:style>
    <style:style style:name="P31" style:family="paragraph" style:parent-style-name="Table_20_Contents">
      <style:paragraph-properties fo:text-align="start" style:justify-single-word="false" fo:background-color="#9966cc">
        <style:background-image/>
      </style:paragraph-properties>
      <style:text-properties style:font-name="DejaVu Sans Mono" fo:font-size="8pt" style:font-size-asian="8pt" style:font-size-complex="8pt"/>
    </style:style>
    <style:style style:name="P32" style:family="paragraph" style:parent-style-name="Table_20_Contents">
      <style:paragraph-properties fo:text-align="start" style:justify-single-word="false" fo:background-color="#9966cc">
        <style:background-image/>
      </style:paragraph-properties>
      <style:text-properties style:font-name="DejaVu Sans Mono" fo:font-size="8pt" fo:font-weight="normal" style:font-size-asian="8pt" style:font-weight-asian="normal" style:font-size-complex="8pt" style:font-weight-complex="normal"/>
    </style:style>
    <style:style style:name="P33" style:family="paragraph" style:parent-style-name="Table_20_Contents">
      <style:paragraph-properties fo:text-align="start" style:justify-single-word="false"/>
      <style:text-properties style:font-name="DejaVu Sans Mono" fo:font-size="8pt" style:font-size-asian="8pt" style:font-size-complex="8pt"/>
    </style:style>
    <style:style style:name="P34" style:family="paragraph" style:parent-style-name="Table_20_Contents">
      <style:paragraph-properties fo:text-align="start" style:justify-single-word="false" fo:background-color="#e6e6e6">
        <style:background-image/>
      </style:paragraph-properties>
      <style:text-properties style:font-name="DejaVu Sans Mono" fo:font-size="8pt" style:font-size-asian="8pt" style:font-size-complex="8pt"/>
    </style:style>
    <style:style style:name="P35" style:family="paragraph" style:parent-style-name="Table_20_Contents">
      <style:paragraph-properties fo:text-align="start" style:justify-single-word="false" fo:background-color="#ffff99">
        <style:background-image/>
      </style:paragraph-properties>
      <style:text-properties style:font-name="DejaVu Sans Mono" fo:font-size="8pt" style:font-size-asian="8pt" style:font-size-complex="8pt"/>
    </style:style>
    <style:style style:name="T1" style:family="text">
      <style:text-properties fo:color="#008080"/>
    </style:style>
    <style:style style:name="T2" style:family="text">
      <style:text-properties fo:color="#008080" fo:font-style="italic" style:font-style-asian="italic" style:font-style-complex="italic"/>
    </style:style>
    <style:style style:name="T3" style:family="text">
      <style:text-properties fo:color="#008080" style:font-name-asian="Monospace" style:font-name-complex="Monospace"/>
    </style:style>
    <style:style style:name="T4" style:family="text">
      <style:text-properties fo:color="#3f7f7f"/>
    </style:style>
    <style:style style:name="T5" style:family="text">
      <style:text-properties fo:color="#3f7f7f" fo:font-style="italic" style:font-style-asian="italic" style:font-style-complex="italic"/>
    </style:style>
    <style:style style:name="T6" style:family="text">
      <style:text-properties fo:color="#3f7f7f" style:font-name-asian="Monospace" style:font-name-complex="Monospace"/>
    </style:style>
    <style:style style:name="T7" style:family="text">
      <style:text-properties fo:color="#7f007f"/>
    </style:style>
    <style:style style:name="T8" style:family="text">
      <style:text-properties fo:color="#7f007f" fo:font-style="italic" style:font-style-asian="italic" style:font-style-complex="italic"/>
    </style:style>
    <style:style style:name="T9" style:family="text">
      <style:text-properties fo:color="#181615"/>
    </style:style>
    <style:style style:name="T10" style:family="text">
      <style:text-properties fo:color="#181615" fo:font-style="italic" style:font-style-asian="italic" style:font-style-complex="italic"/>
    </style:style>
    <style:style style:name="T11" style:family="text">
      <style:text-properties fo:color="#181615" style:font-name="Times New Roman" fo:font-size="12pt" style:font-name-asian="Monospace" style:font-size-asian="12pt" style:font-name-complex="Monospace" style:font-size-complex="12pt"/>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color="#3f5fbf"/>
    </style:style>
    <style:style style:name="T15" style:family="text">
      <style:text-properties fo:color="#000000"/>
    </style:style>
    <style:style style:name="T16" style:family="text">
      <style:text-properties fo:color="#000000" style:font-name="Times New Roman" fo:font-size="12pt" fo:font-style="italic" style:font-size-asian="12pt" style:font-style-asian="italic" style:font-size-complex="12pt" style:font-style-complex="italic"/>
    </style:style>
    <style:style style:name="T17" style:family="text">
      <style:text-properties fo:color="#000000"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T18" style:family="text">
      <style:text-properties fo:color="#000000" style:font-name="Times New Roman" fo:font-size="12pt" fo:font-style="normal" style:font-size-asian="12pt" style:font-style-asian="normal" style:font-size-complex="12pt" style:font-style-complex="normal"/>
    </style:style>
    <style:style style:name="T19" style:family="text">
      <style:text-properties fo:color="#000000" fo:font-style="italic" style:font-style-asian="italic" style:font-style-complex="italic"/>
    </style:style>
    <style:style style:name="T20" style:family="text">
      <style:text-properties fo:color="#808080"/>
    </style:style>
    <style:style style:name="T21" style:family="text">
      <style:text-properties fo:color="#3f7f5f"/>
    </style:style>
    <style:style style:name="T22" style:family="text">
      <style:text-properties fo:color="#7f0055" fo:font-weight="bold" style:font-weight-asian="bold" style:font-weight-complex="bold"/>
    </style:style>
    <style:style style:name="T23" style:family="text">
      <style:text-properties fo:color="#0000c0" fo:font-style="italic" style:font-style-asian="italic" style:font-style-complex="italic"/>
    </style:style>
    <style:style style:name="T24" style:family="text">
      <style:text-properties style:font-name="Times New Roman" fo:font-size="12pt" style:font-size-asian="12pt" style:font-size-complex="12pt"/>
    </style:style>
    <style:style style:name="T2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to – Hibernate/GS – CarManager</text:p>
      <text:p text:style-name="P4"/>
      <text:p text:style-name="P5">Ce document a pour but de comparer la mise en œuvre d'un projet utilisant la persistance des données. Pour cela nous utiliserons pour la partie gauche le framework hibernate en version 4 et pour la partie droite Generic System 2. </text:p>
      <text:p text:style-name="P5"/>
      <text:p text:style-name="P5">Le projet choisi est un gestionnaire de voitures et de conducteurs. Les voitures et les conducteurs sont reliés par une relation bidirectionnelle. La relation mise en pratique ici est la possibilité pour un conducteur de conduire une ou plusieurs voitures et réciproquement la capacité d'une voiture à être conduite par un ou plusieurs conducteurs.</text:p>
      <text:p text:style-name="P5"/>
      <text:p text:style-name="P5">Nous allons pour cela décrire les différentes étapes nécessaires à la réalisation de ce projet en mettant en parallèle les deux frameworks.</text:p>
      <text:p text:style-name="P4"/>
      <text:p text:style-name="P8">1- Configuration maven du projet</text:p>
      <text:p text:style-name="P5"/>
      <text:p text:style-name="P5">Hibernate comme Generic System sont intég<text:span text:style-name="T24">rables dans un projet maven. GS est, pour le moment, disponible uniquement sur le repository </text:span><text:a xlink:type="simple" xlink:href="http://genericsystem.org/repository/">http://genericsystem.org/repository/</text:a><text:span text:style-name="T11"> ce qui nous oblige à rajouter un repository dans le pom du projet.</text:span></text:p>
      <text:p text:style-name="P5"/>
      <text:p text:style-name="P5">Configuration de maven <text:s/>pom.xml :</text:p>
      <table:table table:name="Tableau1" table:style-name="Tableau1">
        <table:table-column table:style-name="Tableau1.A"/>
        <table:table-column table:style-name="Tableau1.B"/>
        <table:table-row>
          <table:table-cell table:style-name="Tableau1.A1" office:value-type="string">
            <text:p text:style-name="P14"><text:span text:style-name="T2">&lt;</text:span><text:span text:style-name="T5">project</text:span><text:span text:style-name="T2"> </text:span><text:span text:style-name="T8">xmlns</text:span><text:span text:style-name="T10">=</text:span><text:span text:style-name="T13">"http://maven.apache.org/POM/4.0.0"</text:span><text:span text:style-name="T2"> </text:span><text:span text:style-name="T8">xmlns:xsi</text:span><text:span text:style-name="T10">=</text:span><text:span text:style-name="T13">"http://www.w3.org/2001/XMLSchema-instance"</text:span></text:p>
            <text:p text:style-name="P22"><text:tab/><text:span text:style-name="T7">xsi:schemaLocation</text:span><text:span text:style-name="T9">=</text:span><text:span text:style-name="T13">"http://maven.apache.org/POM/4.0.0 http://maven.apache.org/xsd/maven-4.0.0.xsd"</text:span><text:span text:style-name="T1">&gt;</text:span></text:p>
            <text:p text:style-name="P22"><text:span text:style-name="T9"><text:tab/></text:span><text:span text:style-name="T1">&lt;</text:span><text:span text:style-name="T4">modelVersion</text:span><text:span text:style-name="T1">&gt;</text:span><text:span text:style-name="T9">4.0.0</text:span><text:span text:style-name="T1">&lt;/</text:span><text:span text:style-name="T4">modelVersion</text:span><text:span text:style-name="T1">&gt;</text:span></text:p>
            <text:p text:style-name="P22"><text:span text:style-name="T9"><text:tab/></text:span><text:span text:style-name="T1">&lt;</text:span><text:span text:style-name="T4">groupId</text:span><text:span text:style-name="T1">&gt;</text:span><text:span text:style-name="T9">org.middlewarefactory.formation</text:span><text:span text:style-name="T1">&lt;/</text:span><text:span text:style-name="T4">groupId</text:span><text:span text:style-name="T1">&gt;</text:span></text:p>
            <text:p text:style-name="P22"><text:span text:style-name="T9"><text:tab/></text:span><text:span text:style-name="T1">&lt;</text:span><text:span text:style-name="T4">artifactId</text:span><text:span text:style-name="T1">&gt;</text:span><text:span text:style-name="T9">hibernate</text:span><text:span text:style-name="T1">&lt;/</text:span><text:span text:style-name="T4">artifactId</text:span><text:span text:style-name="T1">&gt;</text:span></text:p>
            <text:p text:style-name="P22"><text:span text:style-name="T9"><text:tab/></text:span><text:span text:style-name="T1">&lt;</text:span><text:span text:style-name="T4">version</text:span><text:span text:style-name="T1">&gt;</text:span><text:span text:style-name="T9">0.0.1-SNAPSHOT</text:span><text:span text:style-name="T1">&lt;/</text:span><text:span text:style-name="T4">version</text:span><text:span text:style-name="T1">&gt;</text:span></text:p>
            <text:p text:style-name="P22"/>
            <text:p text:style-name="P22"><text:span text:style-name="T9"><text:tab/></text:span><text:span text:style-name="T1">&lt;</text:span><text:span text:style-name="T4">build</text:span><text:span text:style-name="T1">&gt;</text:span></text:p>
            <text:p text:style-name="P22"><text:span text:style-name="T9"><text:tab/><text:tab/></text:span><text:span text:style-name="T14">&lt;!-- we dont want the version to be part of the generated war file name --&gt;</text:span></text:p>
            <text:p text:style-name="P22"><text:span text:style-name="T9"><text:tab/><text:tab/></text:span><text:span text:style-name="T1">&lt;</text:span><text:span text:style-name="T4">finalName</text:span><text:span text:style-name="T1">&gt;</text:span><text:span text:style-name="T9">${artifactId}</text:span><text:span text:style-name="T1">&lt;/</text:span><text:span text:style-name="T4">finalName</text:span><text:span text:style-name="T1">&gt;</text:span></text:p>
            <text:p text:style-name="P22"><text:span text:style-name="T9"><text:tab/></text:span><text:span text:style-name="T1">&lt;/</text:span><text:span text:style-name="T4">build</text:span><text:span text:style-name="T1">&gt;</text:span></text:p>
            <text:p text:style-name="P22"/>
            <text:p text:style-name="P22"><text:span text:style-name="T9"><text:tab/></text:span><text:span text:style-name="T1">&lt;</text:span><text:span text:style-name="T4">dependencies</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org.hibernate</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hibernate-core</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4.1.7.Final</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
            <text:p text:style-name="P22"><text:span text:style-name="T9"><text:tab/><text:tab/></text:span><text:span text:style-name="T14">&lt;!-- Because this is a web app, we also have a dependency on the servlet </text:span></text:p>
            <text:p text:style-name="P21"><text:tab/><text:tab/><text:tab/>api. --&gt;</text:p>
            <text:p text:style-name="P22"><text:soft-page-break/><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javax.servlet</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servlet-api</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2.5</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
            <text:p text:style-name="P22"><text:span text:style-name="T9"><text:tab/><text:tab/></text:span><text:span text:style-name="T14">&lt;!-- Hibernate uses slf4j for logging, for our purposes here use the simple </text:span></text:p>
            <text:p text:style-name="P21"><text:tab/><text:tab/><text:tab/>backend --&gt;</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org.slf4j</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slf4j-simple</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1.5.8</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
            <text:p text:style-name="P22"><text:span text:style-name="T9"><text:tab/><text:tab/></text:span><text:span text:style-name="T14">&lt;!-- Hibernate gives you a choice of bytecode providers between cglib and </text:span></text:p>
            <text:p text:style-name="P21"><text:tab/><text:tab/><text:tab/>javassist --&gt;</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javassist</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javassist</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3.3</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hsqldb</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hsqldb</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1.8.0.7</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span><text:span text:style-name="T1">&lt;/</text:span><text:span text:style-name="T4">dependencies</text:span><text:span text:style-name="T1">&gt;</text:span></text:p>
            <text:p text:style-name="P22"/>
            <text:p text:style-name="P22"><text:span text:style-name="T9"><text:tab/></text:span><text:span text:style-name="T1">&lt;</text:span><text:span text:style-name="T4">repositories</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tab/><text:tab/></text:span><text:span text:style-name="T1">&lt;</text:span><text:span text:style-name="T4">id</text:span><text:span text:style-name="T1">&gt;</text:span><text:span text:style-name="T9">java.net.m2</text:span><text:span text:style-name="T1">&lt;/</text:span><text:span text:style-name="T4">id</text:span><text:span text:style-name="T1">&gt;</text:span></text:p>
            <text:p text:style-name="P22"><text:span text:style-name="T9"><text:tab/><text:tab/><text:tab/></text:span><text:span text:style-name="T1">&lt;</text:span><text:span text:style-name="T4">name</text:span><text:span text:style-name="T1">&gt;</text:span><text:span text:style-name="T9">java.net m2 repo</text:span><text:span text:style-name="T1">&lt;/</text:span><text:span text:style-name="T4">name</text:span><text:span text:style-name="T1">&gt;</text:span></text:p>
            <text:p text:style-name="P22"><text:span text:style-name="T9"><text:tab/><text:tab/><text:tab/></text:span><text:span text:style-name="T1">&lt;</text:span><text:span text:style-name="T4">url</text:span><text:span text:style-name="T1">&gt;</text:span><text:span text:style-name="T9">http://download.java.net/maven/2</text:span><text:span text:style-name="T1">&lt;/</text:span><text:span text:style-name="T4">url</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tab/><text:tab/></text:span><text:span text:style-name="T1">&lt;</text:span><text:span text:style-name="T4">id</text:span><text:span text:style-name="T1">&gt;</text:span><text:span text:style-name="T9">jboss-nexus</text:span><text:span text:style-name="T1">&lt;/</text:span><text:span text:style-name="T4">id</text:span><text:span text:style-name="T1">&gt;</text:span></text:p>
            <text:p text:style-name="P22"><text:span text:style-name="T9"><text:tab/><text:tab/><text:tab/></text:span><text:span text:style-name="T1">&lt;</text:span><text:span text:style-name="T4">name</text:span><text:span text:style-name="T1">&gt;</text:span><text:span text:style-name="T9">JBoss (Nexus) Stable Repository</text:span><text:span text:style-name="T1">&lt;/</text:span><text:span text:style-name="T4">name</text:span><text:span text:style-name="T1">&gt;</text:span></text:p>
            <text:p text:style-name="P22"><text:span text:style-name="T9"><text:tab/><text:tab/><text:tab/></text:span><text:span text:style-name="T1">&lt;</text:span><text:span text:style-name="T4">url</text:span><text:span text:style-name="T1">&gt;</text:span><text:span text:style-name="T9">https://repository.jboss.org/nexus/content/repositories/public</text:span><text:span text:style-name="T1">&lt;/</text:span><text:span text:style-name="T4">url</text:span><text:span text:style-name="T1">&gt;</text:span></text:p>
            <text:p text:style-name="P22"><text:span text:style-name="T9"><text:tab/><text:tab/><text:tab/></text:span><text:span text:style-name="T1">&lt;</text:span><text:span text:style-name="T4">releases</text:span><text:span text:style-name="T1">&gt;</text:span></text:p>
            <text:p text:style-name="P22"><text:span text:style-name="T9"><text:tab/><text:tab/><text:tab/><text:tab/></text:span><text:span text:style-name="T1">&lt;</text:span><text:span text:style-name="T4">enabled</text:span><text:span text:style-name="T1">&gt;</text:span><text:span text:style-name="T9">true</text:span><text:span text:style-name="T1">&lt;/</text:span><text:span text:style-name="T4">enabled</text:span><text:span text:style-name="T1">&gt;</text:span></text:p>
            <text:p text:style-name="P22"><text:span text:style-name="T9"><text:tab/><text:tab/><text:tab/><text:tab/></text:span><text:span text:style-name="T1">&lt;</text:span><text:span text:style-name="T4">updatePolicy</text:span><text:span text:style-name="T1">&gt;</text:span><text:span text:style-name="T9">daily</text:span><text:span text:style-name="T1">&lt;/</text:span><text:span text:style-name="T4">updatePolicy</text:span><text:span text:style-name="T1">&gt;</text:span></text:p>
            <text:p text:style-name="P22"><text:span text:style-name="T9"><text:tab/><text:tab/><text:tab/></text:span><text:span text:style-name="T1">&lt;/</text:span><text:span text:style-name="T4">releases</text:span><text:span text:style-name="T1">&gt;</text:span></text:p>
            <text:p text:style-name="P22"><text:span text:style-name="T9"><text:tab/><text:tab/><text:tab/></text:span><text:span text:style-name="T1">&lt;</text:span><text:span text:style-name="T4">snapshots</text:span><text:span text:style-name="T1">&gt;</text:span></text:p>
            <text:p text:style-name="P22"><text:span text:style-name="T9"><text:tab/><text:tab/><text:tab/><text:tab/></text:span><text:span text:style-name="T1">&lt;</text:span><text:span text:style-name="T4">enabled</text:span><text:span text:style-name="T1">&gt;</text:span><text:span text:style-name="T9">true</text:span><text:span text:style-name="T1">&lt;/</text:span><text:span text:style-name="T4">enabled</text:span><text:span text:style-name="T1">&gt;</text:span></text:p>
            <text:p text:style-name="P22"><text:span text:style-name="T9"><text:tab/><text:tab/><text:tab/><text:tab/></text:span><text:span text:style-name="T1">&lt;</text:span><text:span text:style-name="T4">updatePolicy</text:span><text:span text:style-name="T1">&gt;</text:span><text:span text:style-name="T9">daily</text:span><text:span text:style-name="T1">&lt;/</text:span><text:span text:style-name="T4">updatePolicy</text:span><text:span text:style-name="T1">&gt;</text:span></text:p>
            <text:p text:style-name="P22"><text:span text:style-name="T9"><text:tab/><text:tab/><text:tab/></text:span><text:span text:style-name="T1">&lt;/</text:span><text:span text:style-name="T4">snapshots</text:span><text:span text:style-name="T1">&gt;</text:span></text:p>
            <text:p text:style-name="P22"><text:span text:style-name="T9"><text:tab/><text:tab/></text:span><text:span text:style-name="T1">&lt;/</text:span><text:span text:style-name="T4">repository</text:span><text:span text:style-name="T1">&gt;</text:span></text:p>
            <text:p text:style-name="P22"><text:soft-page-break/><text:span text:style-name="T9"><text:tab/></text:span><text:span text:style-name="T1">&lt;/</text:span><text:span text:style-name="T4">repositories</text:span><text:span text:style-name="T1">&gt;</text:span></text:p>
            <text:p text:style-name="P22"/>
            <text:p text:style-name="P22"/>
            <text:p text:style-name="P23"><text:span text:style-name="T3">&lt;/</text:span><text:span text:style-name="T6">project</text:span><text:span text:style-name="T3">&gt;</text:span></text:p>
          </table:table-cell>
          <table:table-cell table:style-name="Tableau1.B1" office:value-type="string">
            <text:p text:style-name="P14"><text:span text:style-name="T1">&lt;</text:span><text:span text:style-name="T4">project</text:span> <text:span text:style-name="T7">xmlns</text:span><text:span text:style-name="T9">=</text:span><text:span text:style-name="T13">"http://maven.apache.org/POM/4.0.0"</text:span> <text:span text:style-name="T7">xmlns:xsi</text:span><text:span text:style-name="T9">=</text:span><text:span text:style-name="T13">"http://www.w3.org/2001/XMLSchema-instance"</text:span></text:p>
            <text:p text:style-name="P22"><text:tab/><text:span text:style-name="T7">xsi:schemaLocation</text:span><text:span text:style-name="T9">=</text:span><text:span text:style-name="T13">"http://maven.apache.org/POM/4.0.0 http://maven.apache.org/xsd/maven-4.0.0.xsd"</text:span><text:span text:style-name="T1">&gt;</text:span></text:p>
            <text:p text:style-name="P22"><text:span text:style-name="T9"><text:tab/></text:span><text:span text:style-name="T1">&lt;</text:span><text:span text:style-name="T4">modelVersion</text:span><text:span text:style-name="T1">&gt;</text:span><text:span text:style-name="T9">4.0.0</text:span><text:span text:style-name="T1">&lt;/</text:span><text:span text:style-name="T4">modelVersion</text:span><text:span text:style-name="T1">&gt;</text:span></text:p>
            <text:p text:style-name="P22"><text:span text:style-name="T9"><text:tab/></text:span><text:span text:style-name="T1">&lt;</text:span><text:span text:style-name="T4">groupId</text:span><text:span text:style-name="T1">&gt;</text:span><text:span text:style-name="T9">org.middleware.formation</text:span><text:span text:style-name="T1">&lt;/</text:span><text:span text:style-name="T4">groupId</text:span><text:span text:style-name="T1">&gt;</text:span></text:p>
            <text:p text:style-name="P22"><text:span text:style-name="T9"><text:tab/></text:span><text:span text:style-name="T1">&lt;</text:span><text:span text:style-name="T4">artifactId</text:span><text:span text:style-name="T1">&gt;</text:span><text:span text:style-name="T9">GS2CarManager</text:span><text:span text:style-name="T1">&lt;/</text:span><text:span text:style-name="T4">artifactId</text:span><text:span text:style-name="T1">&gt;</text:span></text:p>
            <text:p text:style-name="P22"><text:span text:style-name="T9"><text:tab/></text:span><text:span text:style-name="T1">&lt;</text:span><text:span text:style-name="T4">version</text:span><text:span text:style-name="T1">&gt;</text:span><text:span text:style-name="T9">0.0.1-SNAPSHOT</text:span><text:span text:style-name="T1">&lt;/</text:span><text:span text:style-name="T4">version</text:span><text:span text:style-name="T1">&gt;</text:span></text:p>
            <text:p text:style-name="P22"/>
            <text:p text:style-name="P22"><text:span text:style-name="T9"><text:tab/></text:span><text:span text:style-name="T1">&lt;</text:span><text:span text:style-name="T4">build</text:span><text:span text:style-name="T1">&gt;</text:span></text:p>
            <text:p text:style-name="P22"><text:span text:style-name="T9"><text:tab/><text:tab/></text:span><text:span text:style-name="T1">&lt;</text:span><text:span text:style-name="T4">finalName</text:span><text:span text:style-name="T1">&gt;</text:span><text:span text:style-name="T9">${project.artifactId}</text:span><text:span text:style-name="T1">&lt;/</text:span><text:span text:style-name="T4">finalName</text:span><text:span text:style-name="T1">&gt;</text:span></text:p>
            <text:p text:style-name="P22"><text:span text:style-name="T9"><text:tab/><text:tab/></text:span><text:span text:style-name="T1">&lt;</text:span><text:span text:style-name="T4">plugins</text:span><text:span text:style-name="T1">&gt;</text:span></text:p>
            <text:p text:style-name="P22"><text:span text:style-name="T9"><text:s text:c="12"/></text:span><text:span text:style-name="T1">&lt;</text:span><text:span text:style-name="T4">plugin</text:span><text:span text:style-name="T1">&gt;</text:span></text:p>
            <text:p text:style-name="P22"><text:span text:style-name="T9"><text:s text:c="16"/></text:span><text:span text:style-name="T1">&lt;</text:span><text:span text:style-name="T4">groupId</text:span><text:span text:style-name="T1">&gt;</text:span><text:span text:style-name="T9">org.apache.maven.plugins</text:span><text:span text:style-name="T1">&lt;/</text:span><text:span text:style-name="T4">groupId</text:span><text:span text:style-name="T1">&gt;</text:span></text:p>
            <text:p text:style-name="P22"><text:span text:style-name="T9"><text:s text:c="16"/></text:span><text:span text:style-name="T1">&lt;</text:span><text:span text:style-name="T4">artifactId</text:span><text:span text:style-name="T1">&gt;</text:span><text:span text:style-name="T9">maven-compiler-plugin</text:span><text:span text:style-name="T1">&lt;/</text:span><text:span text:style-name="T4">artifactId</text:span><text:span text:style-name="T1">&gt;</text:span></text:p>
            <text:p text:style-name="P22"><text:span text:style-name="T9"><text:s text:c="16"/></text:span><text:span text:style-name="T1">&lt;</text:span><text:span text:style-name="T4">version</text:span><text:span text:style-name="T1">&gt;</text:span><text:span text:style-name="T9">${maven-compiler-plugin.version}</text:span><text:span text:style-name="T1">&lt;/</text:span><text:span text:style-name="T4">version</text:span><text:span text:style-name="T1">&gt;</text:span></text:p>
            <text:p text:style-name="P22"><text:span text:style-name="T9"><text:s text:c="16"/></text:span><text:span text:style-name="T1">&lt;</text:span><text:span text:style-name="T4">configuration</text:span><text:span text:style-name="T1">&gt;</text:span></text:p>
            <text:p text:style-name="P22"><text:span text:style-name="T9"><text:s text:c="20"/></text:span><text:span text:style-name="T1">&lt;</text:span><text:span text:style-name="T4">source</text:span><text:span text:style-name="T1">&gt;</text:span><text:span text:style-name="T9">${java.version}</text:span><text:span text:style-name="T1">&lt;/</text:span><text:span text:style-name="T4">source</text:span><text:span text:style-name="T1">&gt;</text:span></text:p>
            <text:p text:style-name="P22"><text:span text:style-name="T9"><text:s text:c="20"/></text:span><text:span text:style-name="T1">&lt;</text:span><text:span text:style-name="T4">target</text:span><text:span text:style-name="T1">&gt;</text:span><text:span text:style-name="T9">${java.version}</text:span><text:span text:style-name="T1">&lt;/</text:span><text:span text:style-name="T4">target</text:span><text:span text:style-name="T1">&gt;</text:span></text:p>
            <text:p text:style-name="P22"><text:span text:style-name="T9"><text:s text:c="16"/></text:span><text:span text:style-name="T1">&lt;/</text:span><text:span text:style-name="T4">configuration</text:span><text:span text:style-name="T1">&gt;</text:span></text:p>
            <text:p text:style-name="P22"><text:span text:style-name="T9"><text:s text:c="12"/></text:span><text:span text:style-name="T1">&lt;/</text:span><text:span text:style-name="T4">plugin</text:span><text:span text:style-name="T1">&gt;</text:span></text:p>
            <text:p text:style-name="P22"><text:span text:style-name="T9"><text:s text:c="12"/></text:span><text:span text:style-name="T1">&lt;</text:span><text:span text:style-name="T4">plugin</text:span><text:span text:style-name="T1">&gt;</text:span></text:p>
            <text:p text:style-name="P22"><text:span text:style-name="T9"><text:s text:c="16"/></text:span><text:span text:style-name="T1">&lt;</text:span><text:span text:style-name="T4">groupId</text:span><text:span text:style-name="T1">&gt;</text:span><text:span text:style-name="T9">org.apache.maven.plugins</text:span><text:span text:style-name="T1">&lt;/</text:span><text:span text:style-name="T4">groupId</text:span><text:span text:style-name="T1">&gt;</text:span></text:p>
            <text:p text:style-name="P22"><text:span text:style-name="T9"><text:s text:c="16"/></text:span><text:span text:style-name="T1">&lt;</text:span><text:span text:style-name="T4">artifactId</text:span><text:span text:style-name="T1">&gt;</text:span><text:span text:style-name="T9">maven-eclipse-plugin</text:span><text:span text:style-name="T1">&lt;/</text:span><text:span text:style-name="T4">artifactId</text:span><text:span text:style-name="T1">&gt;</text:span></text:p>
            <text:p text:style-name="P22"><text:span text:style-name="T9"><text:s text:c="16"/></text:span><text:span text:style-name="T1">&lt;</text:span><text:span text:style-name="T4">version</text:span><text:span text:style-name="T1">&gt;</text:span><text:span text:style-name="T9">${maven-eclipse-plugin.version}</text:span><text:span text:style-name="T1">&lt;/</text:span><text:span text:style-name="T4">version</text:span><text:span text:style-name="T1">&gt;</text:span></text:p>
            <text:p text:style-name="P22"><text:soft-page-break/><text:span text:style-name="T9"><text:s text:c="16"/></text:span><text:span text:style-name="T1">&lt;</text:span><text:span text:style-name="T4">configuration</text:span><text:span text:style-name="T1">&gt;</text:span></text:p>
            <text:p text:style-name="P22"><text:span text:style-name="T9"><text:s text:c="20"/></text:span><text:span text:style-name="T1">&lt;</text:span><text:span text:style-name="T4">downloadSources</text:span><text:span text:style-name="T1">&gt;</text:span><text:span text:style-name="T9">true</text:span><text:span text:style-name="T1">&lt;/</text:span><text:span text:style-name="T4">downloadSources</text:span><text:span text:style-name="T1">&gt;</text:span></text:p>
            <text:p text:style-name="P22"><text:span text:style-name="T9"><text:s text:c="20"/></text:span><text:span text:style-name="T1">&lt;</text:span><text:span text:style-name="T4">downloadJavadocs</text:span><text:span text:style-name="T1">&gt;</text:span><text:span text:style-name="T9">true</text:span><text:span text:style-name="T1">&lt;/</text:span><text:span text:style-name="T4">downloadJavadocs</text:span><text:span text:style-name="T1">&gt;</text:span></text:p>
            <text:p text:style-name="P22"><text:span text:style-name="T9"><text:s text:c="16"/></text:span><text:span text:style-name="T1">&lt;/</text:span><text:span text:style-name="T4">configuration</text:span><text:span text:style-name="T1">&gt;</text:span></text:p>
            <text:p text:style-name="P22"><text:span text:style-name="T9"><text:s text:c="12"/></text:span><text:span text:style-name="T1">&lt;/</text:span><text:span text:style-name="T4">plugin</text:span><text:span text:style-name="T1">&gt;</text:span></text:p>
            <text:p text:style-name="P22"><text:span text:style-name="T9"><text:s text:c="8"/></text:span><text:span text:style-name="T1">&lt;/</text:span><text:span text:style-name="T4">plugins</text:span><text:span text:style-name="T1">&gt;</text:span></text:p>
            <text:p text:style-name="P22"><text:span text:style-name="T9"><text:tab/></text:span><text:span text:style-name="T1">&lt;/</text:span><text:span text:style-name="T4">build</text:span><text:span text:style-name="T1">&gt;</text:span></text:p>
            <text:p text:style-name="P20"><text:tab/></text:p>
            <text:p text:style-name="P22"><text:span text:style-name="T9"><text:tab/></text:span><text:span text:style-name="T1">&lt;</text:span><text:span text:style-name="T4">properties</text:span><text:span text:style-name="T1">&gt;</text:span></text:p>
            <text:p text:style-name="P22"><text:span text:style-name="T9"><text:s text:c="8"/></text:span><text:span text:style-name="T1">&lt;</text:span><text:span text:style-name="T4">java.version</text:span><text:span text:style-name="T1">&gt;</text:span><text:span text:style-name="T9">1.7</text:span><text:span text:style-name="T1">&lt;/</text:span><text:span text:style-name="T4">java.version</text:span><text:span text:style-name="T1">&gt;</text:span></text:p>
            <text:p text:style-name="P22"><text:span text:style-name="T9"><text:s text:c="8"/></text:span><text:span text:style-name="T1">&lt;</text:span><text:span text:style-name="T4">maven-compiler-plugin.version</text:span><text:span text:style-name="T1">&gt;</text:span><text:span text:style-name="T9">2.3.2</text:span><text:span text:style-name="T1">&lt;/</text:span><text:span text:style-name="T4">maven-compiler-plugin.version</text:span><text:span text:style-name="T1">&gt;</text:span></text:p>
            <text:p text:style-name="P22"><text:span text:style-name="T9"><text:s text:c="8"/></text:span><text:span text:style-name="T1">&lt;</text:span><text:span text:style-name="T4">maven-eclipse-plugin.version</text:span><text:span text:style-name="T1">&gt;</text:span><text:span text:style-name="T9">2.9</text:span><text:span text:style-name="T1">&lt;/</text:span><text:span text:style-name="T4">maven-eclipse-plugin.version</text:span><text:span text:style-name="T1">&gt;</text:span></text:p>
            <text:p text:style-name="P22"><text:span text:style-name="T9"><text:s text:c="4"/></text:span><text:span text:style-name="T1">&lt;/</text:span><text:span text:style-name="T4">properties</text:span><text:span text:style-name="T1">&gt;</text:span></text:p>
            <text:p text:style-name="P22"/>
            <text:p text:style-name="P22"/>
            <text:p text:style-name="P22"><text:span text:style-name="T9"><text:tab/></text:span><text:span text:style-name="T1">&lt;</text:span><text:span text:style-name="T4">dependencies</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org.slf4j</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slf4j-simple</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1.5.8</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org.testng</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testng</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6.1.1</text:span><text:span text:style-name="T1">&lt;/</text:span><text:span text:style-name="T4">version</text:span><text:span text:style-name="T1">&gt;</text:span></text:p>
            <text:p text:style-name="P22"><text:span text:style-name="T9"><text:tab/><text:tab/><text:tab/></text:span><text:span text:style-name="T1">&lt;</text:span><text:span text:style-name="T4">scope</text:span><text:span text:style-name="T1">&gt;</text:span><text:span text:style-name="T9">test</text:span><text:span text:style-name="T1">&lt;/</text:span><text:span text:style-name="T4">scope</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org.genericsystem</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genericsystem-api</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1.0-SNAPSHOT</text:span><text:span text:style-name="T1">&lt;/</text:span><text:span text:style-name="T4">version</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tab/><text:tab/></text:span><text:span text:style-name="T1">&lt;</text:span><text:span text:style-name="T4">groupId</text:span><text:span text:style-name="T1">&gt;</text:span><text:span text:style-name="T9">org.genericsystem</text:span><text:span text:style-name="T1">&lt;/</text:span><text:span text:style-name="T4">groupId</text:span><text:span text:style-name="T1">&gt;</text:span></text:p>
            <text:p text:style-name="P22"><text:span text:style-name="T9"><text:tab/><text:tab/><text:tab/></text:span><text:span text:style-name="T1">&lt;</text:span><text:span text:style-name="T4">artifactId</text:span><text:span text:style-name="T1">&gt;</text:span><text:span text:style-name="T9">genericsystem-impl</text:span><text:span text:style-name="T1">&lt;/</text:span><text:span text:style-name="T4">artifactId</text:span><text:span text:style-name="T1">&gt;</text:span></text:p>
            <text:p text:style-name="P22"><text:span text:style-name="T9"><text:tab/><text:tab/><text:tab/></text:span><text:span text:style-name="T1">&lt;</text:span><text:span text:style-name="T4">version</text:span><text:span text:style-name="T1">&gt;</text:span><text:span text:style-name="T9">1.0-SNAPSHOT</text:span><text:span text:style-name="T1">&lt;/</text:span><text:span text:style-name="T4">version</text:span><text:span text:style-name="T1">&gt;</text:span></text:p>
            <text:p text:style-name="P22"><text:span text:style-name="T9"><text:tab/><text:tab/><text:tab/></text:span><text:span text:style-name="T1">&lt;</text:span><text:span text:style-name="T4">scope</text:span><text:span text:style-name="T1">&gt;</text:span><text:span text:style-name="T9">runtime</text:span><text:span text:style-name="T1">&lt;/</text:span><text:span text:style-name="T4">scope</text:span><text:span text:style-name="T1">&gt;</text:span></text:p>
            <text:p text:style-name="P22"><text:span text:style-name="T9"><text:tab/><text:tab/></text:span><text:span text:style-name="T1">&lt;/</text:span><text:span text:style-name="T4">dependency</text:span><text:span text:style-name="T1">&gt;</text:span></text:p>
            <text:p text:style-name="P22"><text:span text:style-name="T9"><text:tab/></text:span><text:span text:style-name="T1">&lt;/</text:span><text:span text:style-name="T4">dependencies</text:span><text:span text:style-name="T1">&gt;</text:span></text:p>
            <text:p text:style-name="P20"><text:tab/></text:p>
            <text:p text:style-name="P22"><text:span text:style-name="T9"><text:tab/></text:span><text:span text:style-name="T1">&lt;</text:span><text:span text:style-name="T4">repositories</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tab/><text:tab/></text:span><text:span text:style-name="T1">&lt;</text:span><text:span text:style-name="T4">id</text:span><text:span text:style-name="T1">&gt;</text:span><text:span text:style-name="T9">ftp-repository</text:span><text:span text:style-name="T1">&lt;/</text:span><text:span text:style-name="T4">id</text:span><text:span text:style-name="T1">&gt;</text:span></text:p>
            <text:p text:style-name="P22"><text:span text:style-name="T9"><text:tab/><text:tab/><text:tab/></text:span><text:span text:style-name="T1">&lt;</text:span><text:span text:style-name="T4">name</text:span><text:span text:style-name="T1">&gt;</text:span><text:span text:style-name="T9">Repository Middleware Factory</text:span><text:span text:style-name="T1">&lt;/</text:span><text:span text:style-name="T4">name</text:span><text:span text:style-name="T1">&gt;</text:span></text:p>
            <text:p text:style-name="P22"><text:span text:style-name="T9"><text:tab/><text:tab/><text:tab/></text:span><text:span text:style-name="T1">&lt;</text:span><text:span text:style-name="T4">url</text:span><text:span text:style-name="T1">&gt;</text:span><text:span text:style-name="T9">http://genericsystem.org/repository/</text:span><text:span text:style-name="T1">&lt;/</text:span><text:span text:style-name="T4">url</text:span><text:span text:style-name="T1">&gt;</text:span></text:p>
            <text:p text:style-name="P22"><text:span text:style-name="T9"><text:tab/><text:tab/><text:tab/></text:span><text:span text:style-name="T1">&lt;</text:span><text:span text:style-name="T4">releases</text:span><text:span text:style-name="T1">&gt;</text:span></text:p>
            <text:p text:style-name="P22"><text:span text:style-name="T9"><text:tab/><text:tab/><text:tab/><text:tab/></text:span><text:span text:style-name="T1">&lt;</text:span><text:span text:style-name="T4">enabled</text:span><text:span text:style-name="T1">&gt;</text:span><text:span text:style-name="T9">true</text:span><text:span text:style-name="T1">&lt;/</text:span><text:span text:style-name="T4">enabled</text:span><text:span text:style-name="T1">&gt;</text:span></text:p>
            <text:p text:style-name="P22"><text:span text:style-name="T9"><text:tab/><text:tab/><text:tab/><text:tab/></text:span><text:span text:style-name="T1">&lt;</text:span><text:span text:style-name="T4">updatePolicy</text:span><text:span text:style-name="T1">&gt;</text:span><text:span text:style-name="T9">daily</text:span><text:span text:style-name="T1">&lt;/</text:span><text:span text:style-name="T4">updatePolicy</text:span><text:span text:style-name="T1">&gt;</text:span></text:p>
            <text:p text:style-name="P22"><text:span text:style-name="T9"><text:tab/><text:tab/><text:tab/></text:span><text:span text:style-name="T1">&lt;/</text:span><text:span text:style-name="T4">releases</text:span><text:span text:style-name="T1">&gt;</text:span></text:p>
            <text:p text:style-name="P22"><text:span text:style-name="T9"><text:tab/><text:tab/></text:span><text:span text:style-name="T1">&lt;/</text:span><text:span text:style-name="T4">repository</text:span><text:span text:style-name="T1">&gt;</text:span></text:p>
            <text:p text:style-name="P22"><text:soft-page-break/><text:span text:style-name="T9"><text:tab/><text:tab/></text:span><text:span text:style-name="T1">&lt;</text:span><text:span text:style-name="T4">repository</text:span><text:span text:style-name="T1">&gt;</text:span></text:p>
            <text:p text:style-name="P22"><text:span text:style-name="T9"><text:tab/><text:tab/><text:tab/></text:span><text:span text:style-name="T1">&lt;</text:span><text:span text:style-name="T4">id</text:span><text:span text:style-name="T1">&gt;</text:span><text:span text:style-name="T9">java.net.m2</text:span><text:span text:style-name="T1">&lt;/</text:span><text:span text:style-name="T4">id</text:span><text:span text:style-name="T1">&gt;</text:span></text:p>
            <text:p text:style-name="P22"><text:span text:style-name="T9"><text:tab/><text:tab/><text:tab/></text:span><text:span text:style-name="T1">&lt;</text:span><text:span text:style-name="T4">name</text:span><text:span text:style-name="T1">&gt;</text:span><text:span text:style-name="T9">java.net m2 repo</text:span><text:span text:style-name="T1">&lt;/</text:span><text:span text:style-name="T4">name</text:span><text:span text:style-name="T1">&gt;</text:span></text:p>
            <text:p text:style-name="P22"><text:span text:style-name="T9"><text:tab/><text:tab/><text:tab/></text:span><text:span text:style-name="T1">&lt;</text:span><text:span text:style-name="T4">url</text:span><text:span text:style-name="T1">&gt;</text:span><text:span text:style-name="T9">http://download.java.net/maven/2</text:span><text:span text:style-name="T1">&lt;/</text:span><text:span text:style-name="T4">url</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tab/><text:tab/></text:span><text:span text:style-name="T1">&lt;</text:span><text:span text:style-name="T4">id</text:span><text:span text:style-name="T1">&gt;</text:span><text:span text:style-name="T9">jboss-nexus</text:span><text:span text:style-name="T1">&lt;/</text:span><text:span text:style-name="T4">id</text:span><text:span text:style-name="T1">&gt;</text:span></text:p>
            <text:p text:style-name="P22"><text:span text:style-name="T9"><text:tab/><text:tab/><text:tab/></text:span><text:span text:style-name="T1">&lt;</text:span><text:span text:style-name="T4">name</text:span><text:span text:style-name="T1">&gt;</text:span><text:span text:style-name="T9">JBoss (Nexus) Stable Repository</text:span><text:span text:style-name="T1">&lt;/</text:span><text:span text:style-name="T4">name</text:span><text:span text:style-name="T1">&gt;</text:span></text:p>
            <text:p text:style-name="P22"><text:span text:style-name="T9"><text:tab/><text:tab/><text:tab/></text:span><text:span text:style-name="T1">&lt;</text:span><text:span text:style-name="T4">url</text:span><text:span text:style-name="T1">&gt;</text:span><text:span text:style-name="T9">https://repository.jboss.org/nexus/content/repositories/public</text:span><text:span text:style-name="T1">&lt;/</text:span><text:span text:style-name="T4">url</text:span><text:span text:style-name="T1">&gt;</text:span></text:p>
            <text:p text:style-name="P22"><text:span text:style-name="T9"><text:tab/><text:tab/><text:tab/></text:span><text:span text:style-name="T1">&lt;</text:span><text:span text:style-name="T4">releases</text:span><text:span text:style-name="T1">&gt;</text:span></text:p>
            <text:p text:style-name="P22"><text:span text:style-name="T9"><text:tab/><text:tab/><text:tab/><text:tab/></text:span><text:span text:style-name="T1">&lt;</text:span><text:span text:style-name="T4">enabled</text:span><text:span text:style-name="T1">&gt;</text:span><text:span text:style-name="T9">true</text:span><text:span text:style-name="T1">&lt;/</text:span><text:span text:style-name="T4">enabled</text:span><text:span text:style-name="T1">&gt;</text:span></text:p>
            <text:p text:style-name="P22"><text:span text:style-name="T9"><text:tab/><text:tab/><text:tab/><text:tab/></text:span><text:span text:style-name="T1">&lt;</text:span><text:span text:style-name="T4">updatePolicy</text:span><text:span text:style-name="T1">&gt;</text:span><text:span text:style-name="T9">daily</text:span><text:span text:style-name="T1">&lt;/</text:span><text:span text:style-name="T4">updatePolicy</text:span><text:span text:style-name="T1">&gt;</text:span></text:p>
            <text:p text:style-name="P22"><text:span text:style-name="T9"><text:tab/><text:tab/><text:tab/></text:span><text:span text:style-name="T1">&lt;/</text:span><text:span text:style-name="T4">releases</text:span><text:span text:style-name="T1">&gt;</text:span></text:p>
            <text:p text:style-name="P22"><text:span text:style-name="T9"><text:tab/><text:tab/><text:tab/></text:span><text:span text:style-name="T1">&lt;</text:span><text:span text:style-name="T4">snapshots</text:span><text:span text:style-name="T1">&gt;</text:span></text:p>
            <text:p text:style-name="P22"><text:span text:style-name="T9"><text:tab/><text:tab/><text:tab/><text:tab/></text:span><text:span text:style-name="T1">&lt;</text:span><text:span text:style-name="T4">enabled</text:span><text:span text:style-name="T1">&gt;</text:span><text:span text:style-name="T9">true</text:span><text:span text:style-name="T1">&lt;/</text:span><text:span text:style-name="T4">enabled</text:span><text:span text:style-name="T1">&gt;</text:span></text:p>
            <text:p text:style-name="P22"><text:span text:style-name="T9"><text:tab/><text:tab/><text:tab/><text:tab/></text:span><text:span text:style-name="T1">&lt;</text:span><text:span text:style-name="T4">updatePolicy</text:span><text:span text:style-name="T1">&gt;</text:span><text:span text:style-name="T9">daily</text:span><text:span text:style-name="T1">&lt;/</text:span><text:span text:style-name="T4">updatePolicy</text:span><text:span text:style-name="T1">&gt;</text:span></text:p>
            <text:p text:style-name="P22"><text:span text:style-name="T9"><text:tab/><text:tab/><text:tab/></text:span><text:span text:style-name="T1">&lt;/</text:span><text:span text:style-name="T4">snapshots</text:span><text:span text:style-name="T1">&gt;</text:span></text:p>
            <text:p text:style-name="P22"><text:span text:style-name="T9"><text:tab/><text:tab/></text:span><text:span text:style-name="T1">&lt;/</text:span><text:span text:style-name="T4">repository</text:span><text:span text:style-name="T1">&gt;</text:span></text:p>
            <text:p text:style-name="P22"><text:span text:style-name="T9"><text:tab/></text:span><text:span text:style-name="T1">&lt;/</text:span><text:span text:style-name="T4">repositories</text:span><text:span text:style-name="T1">&gt;</text:span></text:p>
            <text:p text:style-name="P22"/>
            <text:p text:style-name="P22"><text:span text:style-name="T1">&lt;/</text:span><text:span text:style-name="T4">project</text:span><text:span text:style-name="T1">&gt;</text:span></text:p>
          </table:table-cell>
        </table:table-row>
      </table:table>
      <text:p text:style-name="P5"/>
      <text:p text:style-name="P5"/>
      <text:p text:style-name="P11">Nous avons choisi ici d'utiliser pour Hibernate la base de données HsqlDB. </text:p>
      <text:p text:style-name="P11">Pour exécuter le service il vous faut le lancer à la racine du projet avec la commande :</text:p>
      <text:p text:style-name="P10"/>
      <table:table table:name="Tableau3" table:style-name="Tableau3">
        <table:table-column table:style-name="Tableau3.A"/>
        <table:table-row>
          <table:table-cell table:style-name="Tableau3.A1" office:value-type="string">
            <text:p text:style-name="P12">mvn exec:java -Dexec.mainClass="org.hsqldb.Server" -Dexec.args="-database.0 file:target/data/tutorial"</text:p>
          </table:table-cell>
        </table:table-row>
      </table:table>
      <text:p text:style-name="P10"/>
      <text:p text:style-name="P10"/>
      <text:p text:style-name="P10"/>
      <text:list xml:id="list1862488481" text:style-name="L1">
        <text:list-item>
          <text:list>
            <text:list-item>
              <text:list>
                <text:list-header>
                  <text:p text:style-name="P16">2- Les classes Car et Driver</text:p>
                </text:list-header>
              </text:list>
            </text:list-item>
          </text:list>
        </text:list-item>
      </text:list>
      <text:p text:style-name="P9"/>
      <text:p text:style-name="P9">La classe Car est constituée de deux attributs : modèle et marque.</text:p>
      <text:p text:style-name="P9"/>
      <text:p text:style-name="P5">Car.java dans <text:bookmark text:name="tutorial-firstapp-firstclass"/><text:span text:style-name="Source_20_Text"><text:span text:style-name="T16">src/main/java/middleware/fr/formation/domain :</text:span></text:span></text:p>
      <table:table table:name="Tableau2" table:style-name="Tableau2">
        <table:table-column table:style-name="Tableau2.A"/>
        <table:table-column table:style-name="Tableau2.B"/>
        <table:table-row>
          <table:table-cell table:style-name="Tableau2.A1" office:value-type="string">
            <text:p text:style-name="P33">package middleware.fr.formation.domain;</text:p>
            <text:p text:style-name="P33"/>
            <text:p text:style-name="P33">import java.util.HashSet;</text:p>
            <text:p text:style-name="P33">import java.util.Set;</text:p>
            <text:p text:style-name="P33"/>
            <text:p text:style-name="P33">import javax.persistence.CascadeType;</text:p>
            <text:p text:style-name="P33"><text:soft-page-break/>import javax.persistence.Column;</text:p>
            <text:p text:style-name="P33">import javax.persistence.Entity;</text:p>
            <text:p text:style-name="P33">import javax.persistence.GeneratedValue;</text:p>
            <text:p text:style-name="P33">import javax.persistence.Id;</text:p>
            <text:p text:style-name="P33">import javax.persistence.JoinColumn;</text:p>
            <text:p text:style-name="P33">import javax.persistence.JoinTable;</text:p>
            <text:p text:style-name="P33">import javax.persistence.ManyToMany;</text:p>
            <text:p text:style-name="P33">import javax.persistence.Table;</text:p>
            <text:p text:style-name="P33"/>
            <text:p text:style-name="P33">import org.hibernate.annotations.GenericGenerator;</text:p>
            <text:p text:style-name="P33"/>
            <text:p text:style-name="P33">@Entity</text:p>
            <text:p text:style-name="P33">@Table(name = "cars")</text:p>
            <text:p text:style-name="P33">public class Car {</text:p>
            <text:p text:style-name="P33"/>
            <text:p text:style-name="P33"><text:tab/>@Id</text:p>
            <text:p text:style-name="P33"><text:tab/>@GeneratedValue(generator = "increment")</text:p>
            <text:p text:style-name="P33"><text:tab/>@GenericGenerator(name = "increment", strategy = "increment")</text:p>
            <text:p text:style-name="P33"><text:tab/>@Column(name = "car_id")</text:p>
            <text:p text:style-name="P33"><text:tab/>private Long id;</text:p>
            <text:p text:style-name="P33"/>
            <text:p text:style-name="P33"><text:tab/>@Column(name = "car_model")</text:p>
            <text:p text:style-name="P33"><text:tab/>private String model;</text:p>
            <text:p text:style-name="P33"/>
            <text:p text:style-name="P33"><text:tab/>@Column(name = "car_brand")</text:p>
            <text:p text:style-name="P33"><text:tab/>private String brand;</text:p>
            <text:p text:style-name="P33"/>
            <text:p text:style-name="P33"><text:tab/>@ManyToMany(cascade = { CascadeType.ALL })</text:p>
            <text:p text:style-name="P33"><text:tab/>@JoinTable(name = "car_driver", joinColumns = { @JoinColumn(name = "car_id") }, inverseJoinColumns = { @JoinColumn(name = "driver_id") })</text:p>
            <text:p text:style-name="P33"><text:tab/>private Set&lt;Driver&gt; drivers = new HashSet&lt;Driver&gt;();</text:p>
            <text:p text:style-name="P33"/>
            <text:p text:style-name="P33"><text:tab/>public Long getId() {</text:p>
            <text:p text:style-name="P33"><text:tab/><text:tab/>return id;</text:p>
            <text:p text:style-name="P33"><text:tab/>}</text:p>
            <text:p text:style-name="P33"/>
            <text:p text:style-name="P33"><text:tab/>@SuppressWarnings("unused")</text:p>
            <text:p text:style-name="P33"><text:tab/>private void setId(Long id) {</text:p>
            <text:p text:style-name="P33"><text:tab/><text:tab/>this.id = id;</text:p>
            <text:p text:style-name="P33"><text:tab/>}</text:p>
            <text:p text:style-name="P33"/>
            <text:p text:style-name="P33"><text:tab/>public String getModel() {</text:p>
            <text:p text:style-name="P33"><text:tab/><text:tab/>return model;</text:p>
            <text:p text:style-name="P33"><text:tab/>}</text:p>
            <text:p text:style-name="P33"/>
            <text:p text:style-name="P33"><text:tab/>public void setModel(String model) {</text:p>
            <text:p text:style-name="P33"><text:tab/><text:tab/>this.model = model;</text:p>
            <text:p text:style-name="P33"><text:tab/>}</text:p>
            <text:p text:style-name="P33"/>
            <text:p text:style-name="P33"><text:tab/>public String getBrand() {</text:p>
            <text:p text:style-name="P33"><text:tab/><text:tab/>return brand;</text:p>
            <text:p text:style-name="P33"><text:soft-page-break/><text:tab/>}</text:p>
            <text:p text:style-name="P33"/>
            <text:p text:style-name="P33"><text:tab/>public void setBrand(String brand) {</text:p>
            <text:p text:style-name="P33"><text:tab/><text:tab/>this.brand = brand;</text:p>
            <text:p text:style-name="P33"><text:tab/>}</text:p>
            <text:p text:style-name="P33"/>
            <text:p text:style-name="P33"><text:tab/>public Set&lt;Driver&gt; getDrivers() {</text:p>
            <text:p text:style-name="P33"><text:tab/><text:tab/>return drivers;</text:p>
            <text:p text:style-name="P33"><text:tab/>}</text:p>
            <text:p text:style-name="P33"/>
            <text:p text:style-name="P33"><text:tab/>public void setDrivers(Set&lt;Driver&gt; drivers) {</text:p>
            <text:p text:style-name="P33"><text:tab/><text:tab/>this.drivers = drivers;</text:p>
            <text:p text:style-name="P33"><text:tab/>}</text:p>
            <text:p text:style-name="P33"/>
            <text:p text:style-name="P33"><text:tab/>public void addDriver(Driver driver) {</text:p>
            <text:p text:style-name="P33"><text:tab/><text:tab/>this.getDrivers().add(driver);</text:p>
            <text:p text:style-name="P33"><text:tab/><text:tab/>driver.getCars().add(this);</text:p>
            <text:p text:style-name="P33"><text:tab/>}</text:p>
            <text:p text:style-name="P33"/>
            <text:p text:style-name="P33"><text:tab/>public void removeDriver(Driver driver) {</text:p>
            <text:p text:style-name="P33"><text:tab/><text:tab/>this.getDrivers().remove(driver);</text:p>
            <text:p text:style-name="P33"><text:tab/><text:tab/>driver.getCars().remove(this);</text:p>
            <text:p text:style-name="P33"><text:tab/>}</text:p>
            <text:p text:style-name="P33">}</text:p>
          </table:table-cell>
          <table:table-cell table:style-name="Tableau2.B1" office:value-type="string">
            <text:p text:style-name="P2"/>
            <text:p text:style-name="P2"/>
            <text:p text:style-name="P2"/>
            <text:p text:style-name="P3">Pas de classe Car nécessaire pour Generic System</text:p>
          </table:table-cell>
        </table:table-row>
      </table:table>
      <text:p text:style-name="P5"><text:span text:style-name="Source_20_Text"><text:span text:style-name="T16"/></text:span></text:p>
      <text:p text:style-name="P25"><text:span text:style-name="Source_20_Text"><text:span text:style-name="T18">Hibernate nécessite pour fonctionner que la classe contienne un attribut id de type Long. Ici nous constatons également que pour matérialiser la relation nous devons ajouter à Car un Set de Driver. A noté également que comme la relation est bidirectionnelle il est d'usage, quand on ajoute la relation du coté Car de l'ajouter en même temps du coté Driver.</text:span></text:span></text:p>
      <text:p text:style-name="P5"><text:span text:style-name="Source_20_Text"><text:span text:style-name="T16"/></text:span></text:p>
      <text:p text:style-name="P5"><text:span text:style-name="Source_20_Text"><text:span text:style-name="T18">Driver.java dans</text:span></text:span><text:span text:style-name="Source_20_Text"><text:span text:style-name="T16"> </text:span></text:span><text:bookmark text:name="tutorial-firstapp-firstclass1"/><text:span text:style-name="Source_20_Text"><text:span text:style-name="T16">src/main/java/middleware/fr/formation/domain </text:span></text:span><text:span text:style-name="Source_20_Text"><text:span text:style-name="T18">:</text:span></text:span></text:p>
      <table:table table:name="Tableau7" table:style-name="Tableau7">
        <table:table-column table:style-name="Tableau7.A"/>
        <table:table-column table:style-name="Tableau7.B"/>
        <table:table-row>
          <table:table-cell table:style-name="Tableau7.A1" office:value-type="string">
            <text:p text:style-name="P33">package middleware.fr.formation.domain;</text:p>
            <text:p text:style-name="P33"/>
            <text:p text:style-name="P33">import java.util.HashSet;</text:p>
            <text:p text:style-name="P33">import java.util.Set;</text:p>
            <text:p text:style-name="P33"/>
            <text:p text:style-name="P33">import javax.persistence.Column;</text:p>
            <text:p text:style-name="P33">import javax.persistence.ElementCollection;</text:p>
            <text:p text:style-name="P33">import javax.persistence.Entity;</text:p>
            <text:p text:style-name="P33">import javax.persistence.GeneratedValue;</text:p>
            <text:p text:style-name="P33">import javax.persistence.Id;</text:p>
            <text:p text:style-name="P33">import javax.persistence.ManyToMany;</text:p>
            <text:p text:style-name="P33">import javax.persistence.Table;</text:p>
            <text:p text:style-name="P33"/>
            <text:p text:style-name="P33">import org.hibernate.annotations.GenericGenerator;</text:p>
            <text:p text:style-name="P33"><text:soft-page-break/></text:p>
            <text:p text:style-name="P33">@Entity</text:p>
            <text:p text:style-name="P33">@Table(name = "drivers")</text:p>
            <text:p text:style-name="P33">public class Driver {</text:p>
            <text:p text:style-name="P33"/>
            <text:p text:style-name="P33"><text:tab/>@Id</text:p>
            <text:p text:style-name="P33"><text:tab/>@GeneratedValue(generator = "increment")</text:p>
            <text:p text:style-name="P33"><text:tab/>@GenericGenerator(name = "increment", strategy = "increment")</text:p>
            <text:p text:style-name="P33"><text:tab/>@Column(name = "driver_id")</text:p>
            <text:p text:style-name="P33"><text:tab/>private Long id;</text:p>
            <text:p text:style-name="P33"/>
            <text:p text:style-name="P33"><text:tab/>@Column(name = "driver_firstname")</text:p>
            <text:p text:style-name="P33"><text:tab/>private String firstname;</text:p>
            <text:p text:style-name="P33"/>
            <text:p text:style-name="P33"><text:tab/>@Column(name = "driver_lastname")</text:p>
            <text:p text:style-name="P33"><text:tab/>private String lastname;</text:p>
            <text:p text:style-name="P33"/>
            <text:p text:style-name="P33"><text:tab/>@ManyToMany(mappedBy = "drivers")</text:p>
            <text:p text:style-name="P33"><text:tab/>private Set&lt;Car&gt; cars = new HashSet&lt;Car&gt;();</text:p>
            <text:p text:style-name="P33"/>
            <text:p text:style-name="P33"><text:tab/>@ElementCollection</text:p>
            <text:p text:style-name="P33"><text:tab/>private Set&lt;String&gt; emailAddresses = new HashSet&lt;String&gt;();</text:p>
            <text:p text:style-name="P33"/>
            <text:p text:style-name="P33"><text:tab/>public Long getId() {</text:p>
            <text:p text:style-name="P33"><text:tab/><text:tab/>return id;</text:p>
            <text:p text:style-name="P33"><text:tab/>}</text:p>
            <text:p text:style-name="P33"/>
            <text:p text:style-name="P33"><text:tab/>@SuppressWarnings("unused")</text:p>
            <text:p text:style-name="P33"><text:tab/>private void setId(Long id) {</text:p>
            <text:p text:style-name="P33"><text:tab/><text:tab/>this.id = id;</text:p>
            <text:p text:style-name="P33"><text:tab/>}</text:p>
            <text:p text:style-name="P33"/>
            <text:p text:style-name="P33"><text:tab/>public String getFirstname() {</text:p>
            <text:p text:style-name="P33"><text:tab/><text:tab/>return firstname;</text:p>
            <text:p text:style-name="P33"><text:tab/>}</text:p>
            <text:p text:style-name="P33"/>
            <text:p text:style-name="P33"><text:tab/>public void setFirstname(String firstname) {</text:p>
            <text:p text:style-name="P33"><text:tab/><text:tab/>this.firstname = firstname;</text:p>
            <text:p text:style-name="P33"><text:tab/>}</text:p>
            <text:p text:style-name="P33"/>
            <text:p text:style-name="P33"><text:tab/>public String getLastname() {</text:p>
            <text:p text:style-name="P33"><text:tab/><text:tab/>return lastname;</text:p>
            <text:p text:style-name="P33"><text:tab/>}</text:p>
            <text:p text:style-name="P33"/>
            <text:p text:style-name="P33"><text:tab/>public void setLastname(String lastname) {</text:p>
            <text:p text:style-name="P33"><text:tab/><text:tab/>this.lastname = lastname;</text:p>
            <text:p text:style-name="P33"><text:tab/>}</text:p>
            <text:p text:style-name="P33"/>
            <text:p text:style-name="P33"><text:tab/>public Set&lt;String&gt; getEmailAddresses() {</text:p>
            <text:p text:style-name="P33"><text:tab/><text:tab/>return emailAddresses;</text:p>
            <text:p text:style-name="P33"><text:tab/>}</text:p>
            <text:p text:style-name="P33"><text:soft-page-break/></text:p>
            <text:p text:style-name="P33"><text:tab/>public void setEmailAddresses(Set&lt;String&gt; emailAddresses) {</text:p>
            <text:p text:style-name="P33"><text:tab/><text:tab/>this.emailAddresses = emailAddresses;</text:p>
            <text:p text:style-name="P33"><text:tab/>}</text:p>
            <text:p text:style-name="P33"/>
            <text:p text:style-name="P33"><text:tab/>public Set&lt;Car&gt; getCars() {</text:p>
            <text:p text:style-name="P33"><text:tab/><text:tab/>return cars;</text:p>
            <text:p text:style-name="P33"><text:tab/>}</text:p>
            <text:p text:style-name="P33"/>
            <text:p text:style-name="P33"><text:tab/>public void setCars(Set&lt;Car&gt; cars) {</text:p>
            <text:p text:style-name="P33"><text:tab/><text:tab/>this.cars = cars;</text:p>
            <text:p text:style-name="P33"><text:tab/>}</text:p>
            <text:p text:style-name="P33"/>
            <text:p text:style-name="P33"><text:tab/>public void addToCar(Car aCar) {</text:p>
            <text:p text:style-name="P33"><text:tab/><text:tab/>this.getCars().add(aCar);</text:p>
            <text:p text:style-name="P33"><text:tab/><text:tab/>aCar.getDrivers().add(this);</text:p>
            <text:p text:style-name="P33"><text:tab/>}</text:p>
            <text:p text:style-name="P33"/>
            <text:p text:style-name="P33"><text:tab/>public void removeFromCar(Car aCar) {</text:p>
            <text:p text:style-name="P33"><text:tab/><text:tab/>this.getCars().remove(aCar);</text:p>
            <text:p text:style-name="P33"><text:tab/><text:tab/>aCar.getDrivers().remove(this);</text:p>
            <text:p text:style-name="P33"><text:tab/>}</text:p>
            <text:p text:style-name="P33"/>
            <text:p text:style-name="P33">}</text:p>
          </table:table-cell>
          <table:table-cell table:style-name="Tableau7.B1" office:value-type="string">
            <text:p text:style-name="P2"/>
            <text:p text:style-name="P2"/>
            <text:p text:style-name="P2"/>
            <text:p text:style-name="P3">Pas de classe Driver nécessaire pour Generic System</text:p>
          </table:table-cell>
        </table:table-row>
      </table:table>
      <text:p text:style-name="P5"><text:span text:style-name="Source_20_Text"><text:span text:style-name="T18"/></text:span></text:p>
      <text:p text:style-name="P26"><text:span text:style-name="Source_20_Text"><text:span text:style-name="T18">A l'instar de Car, Driver présente les mêmes caractéristiques nécessaires au fonctionnement d'Hibernate.</text:span></text:span></text:p>
      <text:p text:style-name="P5"/>
      <text:list xml:id="list1260758353" text:style-name="L2">
        <text:list-item>
          <text:list>
            <text:list-item>
              <text:list>
                <text:list-header>
                  <text:p text:style-name="P24"><text:span text:style-name="Source_20_Text"><text:span text:style-name="T17">3- Configuration d'Hibernate</text:span></text:span></text:p>
                </text:list-header>
              </text:list>
            </text:list-item>
          </text:list>
        </text:list-item>
      </text:list>
      <text:p text:style-name="P5"><text:span text:style-name="Source_20_Text"><text:span text:style-name="T16"/></text:span></text:p>
      <text:p text:style-name="P5"><text:span text:style-name="Source_20_Text"><text:span text:style-name="T16"/></text:span></text:p>
      <text:p text:style-name="P5"><text:span text:style-name="Source_20_Text"><text:span text:style-name="T18">A l'inverse de Generic System, Hibernate requière un fichier de configuration.</text:span></text:span></text:p>
      <text:p text:style-name="P5"><text:span text:style-name="Source_20_Text"><text:span text:style-name="T16"/></text:span></text:p>
      <text:p text:style-name="P5"><text:span text:style-name="Source_20_Text"><text:span text:style-name="T16">hibernate.cfg.xml </text:span></text:span><text:span text:style-name="Source_20_Text"><text:span text:style-name="T18">dans</text:span></text:span><text:span text:style-name="Source_20_Text"><text:span text:style-name="T16"> src/main/resources :</text:span></text:span></text:p>
      <table:table table:name="Tableau8" table:style-name="Tableau8">
        <table:table-column table:style-name="Tableau8.A"/>
        <table:table-column table:style-name="Tableau8.B"/>
        <table:table-row>
          <table:table-cell table:style-name="Tableau8.A1" office:value-type="string">
            <text:p text:style-name="P14"><text:span text:style-name="T1">&lt;?</text:span><text:span text:style-name="T4">xml</text:span><text:span text:style-name="T1"> </text:span><text:span text:style-name="T7">version</text:span><text:span text:style-name="T9">=</text:span><text:span text:style-name="T13">'1.0'</text:span><text:span text:style-name="T1"> </text:span><text:span text:style-name="T7">encoding</text:span><text:span text:style-name="T9">=</text:span><text:span text:style-name="T13">'utf-8'</text:span><text:span text:style-name="T1">?&gt;</text:span></text:p>
            <text:p text:style-name="P22"><text:span text:style-name="T1">&lt;!</text:span><text:span text:style-name="T4">DOCTYPE</text:span> <text:span text:style-name="T1">hibernate-configuration</text:span> <text:span text:style-name="T20">PUBLIC</text:span></text:p>
            <text:p text:style-name="P22"><text:s text:c="8"/><text:span text:style-name="T1">"-//Hibernate/Hibernate Configuration DTD 3.0//EN"</text:span></text:p>
            <text:p text:style-name="P22"><text:s text:c="8"/><text:span text:style-name="T21">"http://www.hibernate.org/dtd/hibernate-configuration-3.0.dtd"</text:span><text:span text:style-name="T1">&gt;</text:span></text:p>
            <text:p text:style-name="P22"/>
            <text:p text:style-name="P22"><text:span text:style-name="T1">&lt;</text:span><text:span text:style-name="T4">hibernate-configuration</text:span><text:span text:style-name="T1">&gt;</text:span></text:p>
            <text:p text:style-name="P22"/>
            <text:p text:style-name="P22"><text:span text:style-name="T9"><text:tab/></text:span><text:span text:style-name="T1">&lt;</text:span><text:span text:style-name="T4">session-factor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connection.driver_class"</text:span><text:span text:style-name="T1">&gt;</text:span><text:span text:style-name="T9">org.hsqldb.jdbcDriver</text:span><text:span text:style-name="T1">&lt;/</text:span><text:span text:style-name="T4">property</text:span><text:span text:style-name="T1">&gt;</text:span></text:p>
            <text:p text:style-name="P22"><text:soft-page-break/><text:span text:style-name="T9"><text:tab/><text:tab/></text:span><text:span text:style-name="T1">&lt;</text:span><text:span text:style-name="T4">property</text:span> <text:span text:style-name="T7">name</text:span><text:span text:style-name="T9">=</text:span><text:span text:style-name="T13">"connection.url"</text:span><text:span text:style-name="T1">&gt;</text:span><text:span text:style-name="T9">jdbc:hsqldb:hsql://localhost</text:span><text:span text:style-name="T1">&lt;/</text:span><text:span text:style-name="T4">property</text:span><text:span text:style-name="T1">&gt;</text:span></text:p>
            <text:p text:style-name="P22"><text:span text:style-name="T9"><text:tab/><text:tab/></text:span><text:span text:style-name="T1">&lt;</text:span><text:span text:style-name="T4">property</text:span> <text:span text:style-name="T7">name</text:span><text:span text:style-name="T9">=</text:span><text:span text:style-name="T13">"connection.username"</text:span><text:span text:style-name="T1">&gt;</text:span><text:span text:style-name="T9">sa</text:span><text:span text:style-name="T1">&lt;/</text:span><text:span text:style-name="T4">property</text:span><text:span text:style-name="T1">&gt;</text:span></text:p>
            <text:p text:style-name="P22"><text:span text:style-name="T9"><text:tab/><text:tab/></text:span><text:span text:style-name="T1">&lt;</text:span><text:span text:style-name="T4">property</text:span> <text:span text:style-name="T7">name</text:span><text:span text:style-name="T9">=</text:span><text:span text:style-name="T13">"connection.password"</text:span><text:span text:style-name="T1">&gt;&lt;/</text:span><text:span text:style-name="T4">propert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connection.pool_size"</text:span><text:span text:style-name="T1">&gt;</text:span><text:span text:style-name="T9">10</text:span><text:span text:style-name="T1">&lt;/</text:span><text:span text:style-name="T4">propert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dialect"</text:span><text:span text:style-name="T1">&gt;</text:span><text:span text:style-name="T9">org.hibernate.dialect.HSQLDialect</text:span><text:span text:style-name="T1">&lt;/</text:span><text:span text:style-name="T4">propert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current_session_context_class"</text:span><text:span text:style-name="T1">&gt;</text:span><text:span text:style-name="T9">thread</text:span><text:span text:style-name="T1">&lt;/</text:span><text:span text:style-name="T4">propert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cache.provider_class"</text:span><text:span text:style-name="T1">&gt;</text:span><text:span text:style-name="T9">org.hibernate.cache.NoCacheProvider</text:span><text:span text:style-name="T1">&lt;/</text:span><text:span text:style-name="T4">propert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show_sql"</text:span><text:span text:style-name="T1">&gt;</text:span><text:span text:style-name="T9">false</text:span><text:span text:style-name="T1">&lt;/</text:span><text:span text:style-name="T4">property</text:span><text:span text:style-name="T1">&gt;</text:span></text:p>
            <text:p text:style-name="P22"/>
            <text:p text:style-name="P22"><text:span text:style-name="T9"><text:tab/><text:tab/></text:span><text:span text:style-name="T1">&lt;</text:span><text:span text:style-name="T4">property</text:span> <text:span text:style-name="T7">name</text:span><text:span text:style-name="T9">=</text:span><text:span text:style-name="T13">"hbm2ddl.auto"</text:span><text:span text:style-name="T1">&gt;</text:span><text:span text:style-name="T9">update</text:span><text:span text:style-name="T1">&lt;/</text:span><text:span text:style-name="T4">property</text:span><text:span text:style-name="T1">&gt;</text:span></text:p>
            <text:p text:style-name="P22"/>
            <text:p text:style-name="P22"><text:span text:style-name="T9"><text:tab/><text:tab/></text:span><text:span text:style-name="T1">&lt;</text:span><text:span text:style-name="T4">mapping</text:span> <text:span text:style-name="T7">class</text:span><text:span text:style-name="T9">=</text:span><text:span text:style-name="T13">"middleware.fr.formation.domain.Car"</text:span> <text:span text:style-name="T1">/&gt;</text:span></text:p>
            <text:p text:style-name="P22"><text:span text:style-name="T9"><text:tab/><text:tab/></text:span><text:span text:style-name="T1">&lt;</text:span><text:span text:style-name="T4">mapping</text:span> <text:span text:style-name="T7">class</text:span><text:span text:style-name="T9">=</text:span><text:span text:style-name="T13">"middleware.fr.formation.domain.Driver"</text:span><text:span text:style-name="T1">/&gt;</text:span></text:p>
            <text:p text:style-name="P22"/>
            <text:p text:style-name="P22"><text:span text:style-name="T9"><text:tab/></text:span><text:span text:style-name="T1">&lt;/</text:span><text:span text:style-name="T4">session-factory</text:span><text:span text:style-name="T1">&gt;</text:span></text:p>
            <text:p text:style-name="P22"/>
            <text:p text:style-name="P23"><text:span text:style-name="T3">&lt;/</text:span><text:span text:style-name="T6">hibernate-configuration</text:span><text:span text:style-name="T3">&gt;</text:span></text:p>
          </table:table-cell>
          <table:table-cell table:style-name="Tableau8.B1" office:value-type="string">
            <text:p text:style-name="P6"/>
            <text:p text:style-name="P6"/>
            <text:p text:style-name="P6"/>
            <text:p text:style-name="P6"/>
            <text:p text:style-name="P7">Pas de configuration nécessaire pour Generic System</text:p>
          </table:table-cell>
        </table:table-row>
      </table:table>
      <text:p text:style-name="P5"/>
      <text:p text:style-name="P5"><text:span text:style-name="Source_20_Text"><text:span text:style-name="T16"/></text:span></text:p>
      <text:p text:style-name="P5"><text:span text:style-name="Source_20_Text"><text:span text:style-name="T16"/></text:span></text:p>
      <text:p text:style-name="P5"><text:span text:style-name="Source_20_Text"><text:span text:style-name="T16"/></text:span></text:p>
      <text:list xml:id="list570054330" text:style-name="L3">
        <text:list-item>
          <text:list>
            <text:list-item>
              <text:list>
                <text:list-header>
                  <text:p text:style-name="P17"><text:span text:style-name="Source_20_Text"><text:span text:style-name="T17">4- Démarrage et aides</text:span></text:span></text:p>
                </text:list-header>
              </text:list>
            </text:list-item>
          </text:list>
        </text:list-item>
      </text:list>
      <text:p text:style-name="P9"><text:span text:style-name="Source_20_Text"><text:span text:style-name="T16"/></text:span></text:p>
      <text:p text:style-name="P9"><text:span text:style-name="Source_20_Text"><text:span text:style-name="T18">Generic System dispose de base d'une méthode de récupération de session courante. Il n'est donc pas nécessaire d’écrire un singleton pour en disposer n'importe où au sein du projet.</text:span></text:span></text:p>
      <text:p text:style-name="P5"><text:span text:style-name="Source_20_Text"><text:span text:style-name="T16"/></text:span></text:p>
      <text:p text:style-name="P5"><text:span text:style-name="Source_20_Text"><text:span text:style-name="T16">HibernateUtil.java dans src/main/java/middleware/fr/formation/util:</text:span></text:span></text:p>
      <table:table table:name="Tableau5" table:style-name="Tableau5">
        <table:table-column table:style-name="Tableau5.A"/>
        <table:table-column table:style-name="Tableau5.B"/>
        <table:table-row>
          <table:table-cell table:style-name="Tableau5.A1" office:value-type="string">
            <text:p text:style-name="P14"><text:span text:style-name="T22">package</text:span><text:span text:style-name="T15"> middleware.fr.formation.util;</text:span></text:p>
            <text:p text:style-name="P22"/>
            <text:p text:style-name="P22"><text:span text:style-name="T22">import</text:span><text:span text:style-name="T15"> org.hibernate.SessionFactory;</text:span></text:p>
            <text:p text:style-name="P22"><text:span text:style-name="T22">import</text:span><text:span text:style-name="T15"> org.hibernate.cfg.Configuration;</text:span></text:p>
            <text:p text:style-name="P22"><text:span text:style-name="T22">import</text:span><text:span text:style-name="T15"> org.hibernate.service.ServiceRegistry;</text:span></text:p>
            <text:p text:style-name="P22"><text:span text:style-name="T22">import</text:span><text:span text:style-name="T15"> org.hibernate.service.ServiceRegistryBuilder;</text:span></text:p>
            <text:p text:style-name="P22"/>
            <text:p text:style-name="P22"><text:span text:style-name="T22">public</text:span><text:span text:style-name="T15"> </text:span><text:span text:style-name="T22">class</text:span><text:span text:style-name="T15"> HibernateUtil {</text:span></text:p>
            <text:p text:style-name="P22"/>
            <text:p text:style-name="P22"><text:soft-page-break/><text:span text:style-name="T15"><text:tab/></text:span><text:span text:style-name="T22">private</text:span><text:span text:style-name="T15"> </text:span><text:span text:style-name="T22">static</text:span><text:span text:style-name="T15"> </text:span><text:span text:style-name="T22">final</text:span><text:span text:style-name="T15"> SessionFactory </text:span><text:span text:style-name="T23">sessionFactory</text:span><text:span text:style-name="T15"> = </text:span><text:span text:style-name="T19">buildSessionFactory</text:span><text:span text:style-name="T15">();</text:span></text:p>
            <text:p text:style-name="P22"/>
            <text:p text:style-name="P22"><text:span text:style-name="T15"><text:tab/></text:span><text:span text:style-name="T22">private</text:span><text:span text:style-name="T15"> </text:span><text:span text:style-name="T22">static</text:span><text:span text:style-name="T15"> SessionFactory buildSessionFactory() {</text:span></text:p>
            <text:p text:style-name="P22"><text:span text:style-name="T15"><text:tab/><text:tab/></text:span><text:span text:style-name="T22">try</text:span><text:span text:style-name="T15"> {</text:span></text:p>
            <text:p text:style-name="P22"><text:span text:style-name="T15"><text:tab/><text:tab/><text:tab/></text:span><text:span text:style-name="T21">// Create the SessionFactory from hibernate.cfg.xml</text:span></text:p>
            <text:p text:style-name="P22"><text:span text:style-name="T15"><text:tab/><text:tab/><text:tab/>Configuration configuration = </text:span><text:span text:style-name="T22">new</text:span><text:span text:style-name="T15"> Configuration();</text:span></text:p>
            <text:p text:style-name="P19"><text:tab/><text:tab/><text:tab/>configuration.configure();</text:p>
            <text:p text:style-name="P22"><text:span text:style-name="T15"><text:tab/><text:tab/><text:tab/>ServiceRegistry serviceRegistry = </text:span><text:span text:style-name="T22">new</text:span><text:span text:style-name="T15"> ServiceRegistryBuilder().applySettings(configuration.getProperties()).buildServiceRegistry();</text:span></text:p>
            <text:p text:style-name="P22"><text:span text:style-name="T15"><text:tab/><text:tab/><text:tab/></text:span><text:span text:style-name="T22">return</text:span><text:span text:style-name="T15"> configuration.buildSessionFactory(serviceRegistry);</text:span></text:p>
            <text:p text:style-name="P22"/>
            <text:p text:style-name="P22"><text:span text:style-name="T15"><text:tab/><text:tab/>} </text:span><text:span text:style-name="T22">catch</text:span><text:span text:style-name="T15"> (Throwable ex) {</text:span></text:p>
            <text:p text:style-name="P22"><text:span text:style-name="T15"><text:tab/><text:tab/><text:tab/></text:span><text:span text:style-name="T21">// Make sure you log the exception, as it might be swallowed</text:span></text:p>
            <text:p text:style-name="P22"><text:span text:style-name="T15"><text:tab/><text:tab/><text:tab/>System.</text:span><text:span text:style-name="T23">err</text:span><text:span text:style-name="T15">.println(</text:span><text:span text:style-name="T12">"Initial SessionFactory creation failed."</text:span><text:span text:style-name="T15"> + ex);</text:span></text:p>
            <text:p text:style-name="P22"><text:span text:style-name="T15"><text:tab/><text:tab/><text:tab/></text:span><text:span text:style-name="T22">throw</text:span><text:span text:style-name="T15"> </text:span><text:span text:style-name="T22">new</text:span><text:span text:style-name="T15"> ExceptionInInitializerError(ex);</text:span></text:p>
            <text:p text:style-name="P19"><text:tab/><text:tab/>}</text:p>
            <text:p text:style-name="P19"><text:tab/>}</text:p>
            <text:p text:style-name="P22"/>
            <text:p text:style-name="P22"><text:span text:style-name="T15"><text:tab/></text:span><text:span text:style-name="T22">public</text:span><text:span text:style-name="T15"> </text:span><text:span text:style-name="T22">static</text:span><text:span text:style-name="T15"> SessionFactory getSessionFactory() {</text:span></text:p>
            <text:p text:style-name="P22"><text:span text:style-name="T15"><text:tab/><text:tab/></text:span><text:span text:style-name="T22">return</text:span><text:span text:style-name="T15"> </text:span><text:span text:style-name="T23">sessionFactory</text:span><text:span text:style-name="T15">;</text:span></text:p>
            <text:p text:style-name="P19"><text:tab/>}</text:p>
            <text:p text:style-name="P22"/>
            <text:p text:style-name="P19">}</text:p>
            <text:p text:style-name="P33"/>
          </table:table-cell>
          <table:table-cell table:style-name="Tableau5.B1" office:value-type="string">
            <text:p text:style-name="P1"/>
          </table:table-cell>
        </table:table-row>
      </table:table>
      <text:p text:style-name="P5"><text:span text:style-name="Source_20_Text"><text:span text:style-name="T16"/></text:span></text:p>
      <text:p text:style-name="P5"><text:span text:style-name="Source_20_Text"><text:span text:style-name="T16"/></text:span></text:p>
      <text:list xml:id="list660985390" text:style-name="L4">
        <text:list-item>
          <text:list>
            <text:list-item>
              <text:list>
                <text:list-header>
                  <text:p text:style-name="P18"><text:span text:style-name="Source_20_Text"><text:span text:style-name="T17">5- Charger et stocker des objets</text:span></text:span></text:p>
                </text:list-header>
              </text:list>
            </text:list-item>
          </text:list>
        </text:list-item>
      </text:list>
      <text:p text:style-name="P5"><text:span text:style-name="Source_20_Text"><text:span text:style-name="T16"/></text:span></text:p>
      <text:p text:style-name="P5"><text:span text:style-name="Source_20_Text"><text:span text:style-name="T18">CarManager.java dans <text:s/></text:span></text:span><text:span text:style-name="Source_20_Text"><text:span text:style-name="T16">src/main/java/middleware/fr/formation :</text:span></text:span></text:p>
      <table:table table:name="Tableau6" table:style-name="Tableau6">
        <table:table-column table:style-name="Tableau6.A"/>
        <table:table-column table:style-name="Tableau6.B"/>
        <table:table-row>
          <table:table-cell table:style-name="Tableau6.A1" office:value-type="string">
            <text:p text:style-name="P33">package middleware.fr.formation;</text:p>
            <text:p text:style-name="P33"/>
            <text:p text:style-name="P33">import java.util.List;</text:p>
            <text:p text:style-name="P33"/>
            <text:p text:style-name="P33">import middleware.fr.formation.domain.Car;</text:p>
            <text:p text:style-name="P33">import middleware.fr.formation.domain.Driver;</text:p>
            <text:p text:style-name="P33">import middleware.fr.formation.util.HibernateUtil;</text:p>
            <text:p text:style-name="P33"/>
            <text:p text:style-name="P33">import org.hibernate.Session;</text:p>
            <text:p text:style-name="P33"/>
            <text:p text:style-name="P33">public class CarManager {</text:p>
            <text:p text:style-name="P33"/>
            <text:p text:style-name="P33"><text:tab/>private Session session;</text:p>
            <text:p text:style-name="P33"/>
            <text:p text:style-name="P33"><text:soft-page-break/><text:tab/>public static void main(String[] args) {</text:p>
            <text:p text:style-name="P33"><text:tab/><text:tab/>CarManager manager = new CarManager();</text:p>
            <text:p text:style-name="P28"><text:tab/><text:tab/>manager.session = HibernateUtil.getSessionFactory().getCurrentSession();</text:p>
            <text:p text:style-name="P33"><text:tab/><text:tab/>manager.session.beginTransaction();</text:p>
            <text:p text:style-name="P33"/>
            <text:p text:style-name="P33"><text:tab/><text:tab/>// insertData</text:p>
            <text:p text:style-name="P29"><text:tab/><text:tab/>Long carId = manager.createAndStoreCar("A model", "A brand");</text:p>
            <text:p text:style-name="P29"><text:tab/><text:tab/>Long driverId = manager.createAndStoreDriver("Foo", "Bar");</text:p>
            <text:p text:style-name="P29"><text:tab/><text:tab/>manager.addEmailToDriver(driverId, "anAddress@email.com");</text:p>
            <text:p text:style-name="P29"><text:tab/><text:tab/>manager.addEmailToDriver(driverId, "aSecondAddress@email.com");</text:p>
            <text:p text:style-name="P33"/>
            <text:p text:style-name="P34"><text:tab/><text:tab/>List&lt;Car&gt; cars = manager.listCars();</text:p>
            <text:p text:style-name="P34"><text:tab/><text:tab/>for (int i = 0; i &lt; cars.size(); i++) {</text:p>
            <text:p text:style-name="P34"><text:tab/><text:tab/><text:tab/>Car theCar = cars.get(i);</text:p>
            <text:p text:style-name="P34"><text:tab/><text:tab/><text:tab/>System.out.println("Car model: " + theCar.getModel() + " Brand: " + theCar.getBrand());</text:p>
            <text:p text:style-name="P34"><text:tab/><text:tab/>}</text:p>
            <text:p text:style-name="P34"/>
            <text:p text:style-name="P34"><text:tab/><text:tab/>List&lt;Driver&gt; drivers = manager.listDrivers();</text:p>
            <text:p text:style-name="P34"><text:tab/><text:tab/>for (int i = 0; i &lt; drivers.size(); i++) {</text:p>
            <text:p text:style-name="P34"><text:tab/><text:tab/><text:tab/>Driver theDriver = drivers.get(i);</text:p>
            <text:p text:style-name="P34"><text:tab/><text:tab/><text:tab/>StringBuilder driverString = new StringBuilder("Driver firstname: " + theDriver.getFirstname());</text:p>
            <text:p text:style-name="P34"><text:tab/><text:tab/><text:tab/>driverString.append(" lastname: " + theDriver.getLastname());</text:p>
            <text:p text:style-name="P34"><text:tab/><text:tab/><text:tab/>driverString.append(" email(s): ");</text:p>
            <text:p text:style-name="P34"><text:tab/><text:tab/><text:tab/>for (String anAddress : theDriver.getEmailAddresses()) {</text:p>
            <text:p text:style-name="P34"><text:tab/><text:tab/><text:tab/><text:tab/>driverString.append(anAddress + "; ");</text:p>
            <text:p text:style-name="P34"><text:tab/><text:tab/><text:tab/>}</text:p>
            <text:p text:style-name="P34"><text:tab/><text:tab/><text:tab/>System.out.println(driverString);</text:p>
            <text:p text:style-name="P34"><text:tab/><text:tab/>}</text:p>
            <text:p text:style-name="P33"/>
            <text:p text:style-name="P31"><text:tab/><text:tab/>manager.addDriverToCar(driverId, carId);</text:p>
            <text:p text:style-name="P33"><text:tab/><text:tab/>System.out.println("Added driver " + driverId + " to car " + carId);</text:p>
            <text:p text:style-name="P33"/>
            <text:p text:style-name="P35"><text:tab/><text:tab/>for (Car aCar : manager.listCars()) {</text:p>
            <text:p text:style-name="P35"><text:tab/><text:tab/><text:tab/>StringBuilder driversList = new StringBuilder("Car n°" + aCar.getId() + " could be driven by :\n");</text:p>
            <text:p text:style-name="P35"><text:tab/><text:tab/><text:tab/>for (Driver aDriver : aCar.getDrivers())</text:p>
            <text:p text:style-name="P35"><text:tab/><text:tab/><text:tab/><text:tab/>driversList.append("\t " + aDriver.getFirstname() + " " + aDriver.getLastname());</text:p>
            <text:p text:style-name="P35"/>
            <text:p text:style-name="P35"><text:tab/><text:tab/><text:tab/>System.out.println(driversList);</text:p>
            <text:p text:style-name="P35"><text:tab/><text:tab/>}</text:p>
            <text:p text:style-name="P35"/>
            <text:p text:style-name="P35"><text:tab/><text:tab/>for (Driver aDriver : manager.listDrivers()) {</text:p>
            <text:p text:style-name="P35"><text:soft-page-break/><text:tab/><text:tab/><text:tab/>StringBuilder carsList = new StringBuilder("Driver " + aDriver.getFirstname() + " " + aDriver.getLastname() + " can drive :\n");</text:p>
            <text:p text:style-name="P35"><text:tab/><text:tab/><text:tab/>for (Car aCar : aDriver.getCars())</text:p>
            <text:p text:style-name="P35"><text:tab/><text:tab/><text:tab/><text:tab/>carsList.append("\t Car n°" + aCar.getId());</text:p>
            <text:p text:style-name="P35"/>
            <text:p text:style-name="P35"><text:tab/><text:tab/><text:tab/>System.out.println(carsList);</text:p>
            <text:p text:style-name="P35"><text:tab/><text:tab/>}</text:p>
            <text:p text:style-name="P35"/>
            <text:p text:style-name="P35"><text:tab/><text:tab/>manager.session.getTransaction().commit();</text:p>
            <text:p text:style-name="P35"><text:tab/><text:tab/>HibernateUtil.getSessionFactory().close();</text:p>
            <text:p text:style-name="P35"><text:tab/>}</text:p>
            <text:p text:style-name="P35"/>
            <text:p text:style-name="P35"><text:tab/>@SuppressWarnings("unchecked")</text:p>
            <text:p text:style-name="P35"><text:tab/>private List&lt;Car&gt; listCars() {</text:p>
            <text:p text:style-name="P35"><text:tab/><text:tab/>return session.createQuery("from Car").list();</text:p>
            <text:p text:style-name="P35"><text:tab/>}</text:p>
            <text:p text:style-name="P35"/>
            <text:p text:style-name="P35"><text:tab/>@SuppressWarnings("unchecked")</text:p>
            <text:p text:style-name="P35"><text:tab/>private List&lt;Driver&gt; listDrivers() {</text:p>
            <text:p text:style-name="P35"><text:tab/><text:tab/>return session.createQuery("from Driver").list();</text:p>
            <text:p text:style-name="P35"><text:tab/>}</text:p>
            <text:p text:style-name="P30"/>
            <text:p text:style-name="P29"><text:tab/>private Long createAndStoreDriver(String firstname, String lastname) {</text:p>
            <text:p text:style-name="P29"><text:tab/><text:tab/>Driver theDriver = new Driver();</text:p>
            <text:p text:style-name="P29"><text:tab/><text:tab/>theDriver.setFirstname(firstname);</text:p>
            <text:p text:style-name="P29"><text:tab/><text:tab/>theDriver.setLastname(lastname);</text:p>
            <text:p text:style-name="P29"><text:tab/><text:tab/>session.save(theDriver);</text:p>
            <text:p text:style-name="P29"><text:tab/><text:tab/>return theDriver.getId();</text:p>
            <text:p text:style-name="P29"><text:tab/>}</text:p>
            <text:p text:style-name="P29"/>
            <text:p text:style-name="P29"><text:tab/>private Long createAndStoreCar(String model, String brand) {</text:p>
            <text:p text:style-name="P29"><text:tab/><text:tab/>Car theCar = new Car();</text:p>
            <text:p text:style-name="P29"><text:tab/><text:tab/>theCar.setModel(model);</text:p>
            <text:p text:style-name="P29"><text:tab/><text:tab/>theCar.setBrand(brand);</text:p>
            <text:p text:style-name="P29"><text:tab/><text:tab/>session.save(theCar);</text:p>
            <text:p text:style-name="P29"><text:tab/><text:tab/>return theCar.getId();</text:p>
            <text:p text:style-name="P29"><text:tab/>}</text:p>
            <text:p text:style-name="P29"/>
            <text:p text:style-name="P29"><text:tab/>private void addEmailToDriver(Long driverId, String emailAddress) {</text:p>
            <text:p text:style-name="P29"><text:tab/><text:tab/>Driver aDriver = (Driver) session.load(Driver.class, driverId);</text:p>
            <text:p text:style-name="P29"><text:tab/><text:tab/>aDriver.getEmailAddresses().add(emailAddress);</text:p>
            <text:p text:style-name="P29"><text:tab/>}</text:p>
            <text:p text:style-name="P30"/>
            <text:p text:style-name="P31"><text:tab/>private void addDriverToCar(Long driverId, Long carId) {</text:p>
            <text:p text:style-name="P31"><text:tab/><text:tab/>Driver aDriver = (Driver) session.createQuery("select d from Driver d left join fetch d.cars where d.id = :did").setParameter("did", driverId).uniqueResult(); // Eager fetch the collection so we can use it detached</text:p>
            <text:p text:style-name="P31"><text:soft-page-break/><text:tab/><text:tab/>Car aCar = (Car) session.load(Car.class, carId);</text:p>
            <text:p text:style-name="P31"><text:tab/><text:tab/><text:span text:style-name="T25">aDriver.getCars().add(aCar);</text:span></text:p>
            <text:p text:style-name="P32"><text:tab/><text:tab/>aDriver.addToCar(aCar);</text:p>
            <text:p text:style-name="P31"><text:tab/>}</text:p>
            <text:p text:style-name="P30"/>
            <text:p text:style-name="P30">}</text:p>
          </table:table-cell>
          <table:table-cell table:style-name="Tableau6.B1" office:value-type="string">
            <text:p text:style-name="P33">package org.middleware.formation;</text:p>
            <text:p text:style-name="P33"/>
            <text:p text:style-name="P33">import java.util.ArrayList;</text:p>
            <text:p text:style-name="P33">import java.util.List;</text:p>
            <text:p text:style-name="P33"/>
            <text:p text:style-name="P33">import org.genericsystem.api.core.Cache;</text:p>
            <text:p text:style-name="P33">import org.genericsystem.api.core.Generic;</text:p>
            <text:p text:style-name="P33">import org.genericsystem.api.core.GenericSystem;</text:p>
            <text:p text:style-name="P33">import org.genericsystem.api.generic.Attribute;</text:p>
            <text:p text:style-name="P33">import org.genericsystem.api.generic.Link;</text:p>
            <text:p text:style-name="P33">import org.genericsystem.api.generic.Property;</text:p>
            <text:p text:style-name="P33">import org.genericsystem.api.generic.Relation;</text:p>
            <text:p text:style-name="P33">import org.genericsystem.api.generic.Type;</text:p>
            <text:p text:style-name="P33"/>
            <text:p text:style-name="P33"><text:soft-page-break/>public class CarManager {</text:p>
            <text:p text:style-name="P33"/>
            <text:p text:style-name="P33"><text:tab/>public static void main(String[] args) {</text:p>
            <text:p text:style-name="P33"><text:tab/><text:tab/>// init structure</text:p>
            <text:p text:style-name="P28"><text:tab/><text:tab/>Cache cache = GenericSystem.activateNewCacheOnANewEngine();</text:p>
            <text:p text:style-name="P30"/>
            <text:p text:style-name="P27"><text:tab/><text:tab/>Type carType = cache.newType("Car");</text:p>
            <text:p text:style-name="P27"><text:tab/><text:tab/>Property modelProperty = carType.addProperty("model");</text:p>
            <text:p text:style-name="P27"><text:tab/><text:tab/>Property brandProperty = carType.addProperty("brand");</text:p>
            <text:p text:style-name="P27"><text:tab/><text:tab/>Type driverType = cache.newType("Driver");</text:p>
            <text:p text:style-name="P27"><text:tab/><text:tab/>Property firstnameProperty = driverType.addProperty("firstname");</text:p>
            <text:p text:style-name="P27"><text:tab/><text:tab/>Property lastnameProperty = driverType.addProperty("lastname");</text:p>
            <text:p text:style-name="P27"><text:tab/><text:tab/>Attribute mailAttribute = driverType.addAttribute("Email");</text:p>
            <text:p text:style-name="P27"><text:tab/><text:tab/>Relation canDriveRelation = driverType.addRelation("CanDrive", carType);</text:p>
            <text:p text:style-name="P27"><text:tab/><text:tab/>canDriveRelation.enableMultiDirectional();</text:p>
            <text:p text:style-name="P33"/>
            <text:p text:style-name="P33"><text:tab/><text:tab/>// insertData</text:p>
            <text:p text:style-name="P29"><text:tab/><text:tab/>Generic aCar = carType.newInstance(null);</text:p>
            <text:p text:style-name="P29"><text:tab/><text:tab/>aCar.setValue(modelProperty, "a model");</text:p>
            <text:p text:style-name="P29"><text:tab/><text:tab/>aCar.setValue(brandProperty, "a brand");</text:p>
            <text:p text:style-name="P29"/>
            <text:p text:style-name="P29"><text:tab/><text:tab/>Generic aDriver = driverType.newInstance(null);</text:p>
            <text:p text:style-name="P29"><text:tab/><text:tab/>aDriver.setValue(driverType.getProperty("firstname"), "Foo");</text:p>
            <text:p text:style-name="P29"><text:tab/><text:tab/>aDriver.setValue(lastnameProperty, "Bar");</text:p>
            <text:p text:style-name="P29"><text:tab/><text:tab/>aDriver.addValue(mailAttribute, "address@gmail.com");</text:p>
            <text:p text:style-name="P29"><text:tab/><text:tab/>aDriver.addValue(mailAttribute, "other@gmail.com");</text:p>
            <text:p text:style-name="P30"/>
            <text:p text:style-name="P31"><text:tab/><text:tab/>aDriver.addLink(canDriveRelation, null, aCar);</text:p>
            <text:p text:style-name="P33"/>
            <text:p text:style-name="P33"><text:tab/><text:tab/>// readData</text:p>
            <text:p text:style-name="P34"><text:tab/><text:tab/>for (Generic theCar : carType.getAllInstances()) {</text:p>
            <text:p text:style-name="P34"><text:tab/><text:tab/><text:tab/>System.out.println("Car model: " + theCar.getValue(modelProperty) + " brand: " + theCar.getValue(brandProperty));</text:p>
            <text:p text:style-name="P34"><text:tab/><text:tab/>}</text:p>
            <text:p text:style-name="P34"/>
            <text:p text:style-name="P34"><text:tab/><text:tab/>for (Generic theDriver : driverType.getAllInstances()) {</text:p>
            <text:p text:style-name="P34"><text:tab/><text:tab/><text:tab/>StringBuilder driverString = new StringBuilder("Driver firstname: " + theDriver.getValue(firstnameProperty));</text:p>
            <text:p text:style-name="P34"><text:tab/><text:tab/><text:tab/>driverString.append(" lastname: " + theDriver.getValue(lastnameProperty));</text:p>
            <text:p text:style-name="P34"><text:tab/><text:tab/><text:tab/>driverString.append(" email(s): ");</text:p>
            <text:p text:style-name="P34"><text:tab/><text:tab/><text:tab/>for (Generic anAddress : theDriver.getValues(mailAttribute)) {</text:p>
            <text:p text:style-name="P34"><text:tab/><text:tab/><text:tab/><text:tab/>driverString.append(anAddress.getValue() + "; ");</text:p>
            <text:p text:style-name="P34"><text:soft-page-break/><text:tab/><text:tab/><text:tab/>}</text:p>
            <text:p text:style-name="P34"><text:tab/><text:tab/><text:tab/>System.out.println(driverString);</text:p>
            <text:p text:style-name="P34"><text:tab/><text:tab/>}</text:p>
            <text:p text:style-name="P33"/>
            <text:p text:style-name="P35"><text:tab/><text:tab/>for (Generic theCar : carType.getAllInstances()) {</text:p>
            <text:p text:style-name="P35"><text:tab/><text:tab/><text:tab/>StringBuilder driversList = new StringBuilder("Car n°" + aCar.getValue() + " could be driven by :\n");</text:p>
            <text:p text:style-name="P35"/>
            <text:p text:style-name="P35"><text:tab/><text:tab/><text:tab/>for (Generic theDriver : getReverseLinks(theCar, canDriveRelation))</text:p>
            <text:p text:style-name="P35"><text:tab/><text:tab/><text:tab/><text:tab/>driversList.append("\t " + theDriver.getValue(firstnameProperty) + " " + theDriver.getValue(lastnameProperty));</text:p>
            <text:p text:style-name="P35"/>
            <text:p text:style-name="P35"><text:tab/><text:tab/><text:tab/>System.out.println(driversList);</text:p>
            <text:p text:style-name="P35"><text:tab/><text:tab/>}</text:p>
            <text:p text:style-name="P35"/>
            <text:p text:style-name="P35"><text:tab/><text:tab/>for (Generic theDriver : driverType.getAllInstances()) {</text:p>
            <text:p text:style-name="P35"><text:tab/><text:tab/><text:tab/>StringBuilder carsList = new StringBuilder("Driver " + theDriver.getValue(firstnameProperty) + " " + theDriver.getValue(lastnameProperty) + " can drive :\n");</text:p>
            <text:p text:style-name="P35"><text:tab/><text:tab/><text:tab/>for (Generic theCar : theDriver.getLinks(canDriveRelation))</text:p>
            <text:p text:style-name="P35"><text:tab/><text:tab/><text:tab/><text:tab/>carsList.append("\t Car n°" + theCar.getValue());</text:p>
            <text:p text:style-name="P35"><text:tab/><text:tab/><text:tab/>System.out.println(carsList);</text:p>
            <text:p text:style-name="P35"><text:tab/><text:tab/>}</text:p>
            <text:p text:style-name="P35"><text:tab/>}</text:p>
            <text:p text:style-name="P35"/>
            <text:p text:style-name="P35"><text:tab/>private static List&lt;Generic&gt; getReverseLinks(Generic generic, Relation relation) {</text:p>
            <text:p text:style-name="P35"><text:tab/><text:tab/>List&lt;Generic&gt; list = new ArrayList&lt;Generic&gt;();</text:p>
            <text:p text:style-name="P35"><text:tab/><text:tab/>for (Link link : generic.getTargetingLinks(relation, 1)) {</text:p>
            <text:p text:style-name="P35"><text:tab/><text:tab/><text:tab/>list.add(link.getBaseComponent());</text:p>
            <text:p text:style-name="P35"><text:tab/><text:tab/>}</text:p>
            <text:p text:style-name="P35"><text:tab/><text:tab/>return list;</text:p>
            <text:p text:style-name="P35"><text:tab/>}</text:p>
            <text:p text:style-name="P33">}</text:p>
          </table:table-cell>
        </table:table-row>
      </table:table>
      <text:p text:style-name="P5"><text:span text:style-name="Source_20_Text"><text:span text:style-name="T16"/></text:span></text:p>
      <text:p text:style-name="P15"><text:span text:style-name="Source_20_Text"><text:span text:style-name="T18">Le bloc bleu correspond à la <text:s/>récupération du cache courant. Dans le cas de Generic System nous créons le cache car il n'a pas été instancier. </text:span></text:span></text:p>
      <text:p text:style-name="P15"><text:span text:style-name="Source_20_Text"><text:span text:style-name="T18"/></text:span></text:p>
      <text:p text:style-name="P15"><text:span text:style-name="Source_20_Text"><text:span text:style-name="T18">Le bloc rouge de Generic System défini la structure de l'information. Ce bloc pourrait correspondre aux définitions de classes du projet Hibernate.</text:span></text:span></text:p>
      <text:p text:style-name="P15"><text:span text:style-name="Source_20_Text"><text:span text:style-name="T18"/></text:span></text:p>
      <text:p text:style-name="P15"><text:span text:style-name="Source_20_Text"><text:span text:style-name="T18">Le bloc violet (en 2 parties pour Hibernate) créé la relation bidirectionnelle entre Car et Driver. La quantité de code nécessaire pour créer une relation avec Hibernate est plus importante car il est nécessaire de la définir au niveau de la base de données d'une part et au niveau des classes en relation d'autre part. Pour Generic System l'ajout d'une relation demande l’instanciation d'un objet Relation et l'appel a la méthode addLink() sur l'instance à lier.</text:span></text:span></text:p>
      <text:p text:style-name="P5"><text:span text:style-name="Source_20_Text"><text:span text:style-name="T18"/></text:span></text:p>
      <text:p text:style-name="P5"><text:span text:style-name="Source_20_Text"><text:span text:style-name="T18">Le bloc gris fourni l'affichage des Cars et de Drivers présents.</text:span></text:span></text:p>
      <text:p text:style-name="P5"><text:span text:style-name="Source_20_Text"><text:span text:style-name="T18"/></text:span></text:p>
      <text:p text:style-name="P5"><text:span text:style-name="Source_20_Text"><text:span text:style-name="T18">Le bloc jaune fourni l'affichage de toutes les instances de la relation et ce dans les deux se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8T14:40:56</meta:creation-date>
    <dc:date>2012-09-28T17:21:58</dc:date>
    <meta:editing-duration>P4DT6H48M</meta:editing-duration>
    <meta:editing-cycles>37</meta:editing-cycles>
    <meta:generator>LibreOffice/3.4$Unix LibreOffice_project/340m1$Build-502</meta:generator>
    <meta:document-statistic meta:table-count="7" meta:image-count="0" meta:object-count="0" meta:page-count="12" meta:paragraph-count="510" meta:word-count="1828" meta:character-count="20321" meta:non-whitespace-character-count="17884"/>
  </office:meta>
</office:document-meta>
</file>